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monospace"/>
    <style:font-face style:name="FreeSans1" svg:font-family="FreeSans"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35d5b" officeooo:paragraph-rsid="00135d5b"/>
    </style:style>
    <style:style style:name="P2" style:family="paragraph" style:parent-style-name="Text_20_body">
      <style:text-properties officeooo:rsid="00135d5b" officeooo:paragraph-rsid="000d2055"/>
    </style:style>
    <style:style style:name="P3" style:family="paragraph" style:parent-style-name="Text_20_body">
      <style:text-properties officeooo:rsid="0018c3c0" officeooo:paragraph-rsid="0018c3c0"/>
    </style:style>
    <style:style style:name="P4" style:family="paragraph" style:parent-style-name="Text_20_body">
      <style:text-properties officeooo:rsid="0019caf6" officeooo:paragraph-rsid="0019caf6"/>
    </style:style>
    <style:style style:name="P5" style:family="paragraph" style:parent-style-name="Text_20_body">
      <style:text-properties officeooo:rsid="001dddb2" officeooo:paragraph-rsid="001dddb2"/>
    </style:style>
    <style:style style:name="P6" style:family="paragraph" style:parent-style-name="Text_20_body">
      <style:text-properties officeooo:rsid="001dddb2" officeooo:paragraph-rsid="0073db24"/>
    </style:style>
    <style:style style:name="P7" style:family="paragraph" style:parent-style-name="Text_20_body">
      <style:text-properties officeooo:paragraph-rsid="001dddb2"/>
    </style:style>
    <style:style style:name="P8" style:family="paragraph" style:parent-style-name="Text_20_body">
      <style:text-properties officeooo:rsid="0021c27f" officeooo:paragraph-rsid="0021c27f"/>
    </style:style>
    <style:style style:name="P9" style:family="paragraph" style:parent-style-name="Text_20_body">
      <style:text-properties officeooo:rsid="0029f578" officeooo:paragraph-rsid="0029f578"/>
    </style:style>
    <style:style style:name="P10" style:family="paragraph" style:parent-style-name="Text_20_body">
      <style:text-properties officeooo:rsid="002b5ba6" officeooo:paragraph-rsid="002b5ba6"/>
    </style:style>
    <style:style style:name="P11" style:family="paragraph" style:parent-style-name="Text_20_body">
      <style:text-properties officeooo:rsid="002de7bf" officeooo:paragraph-rsid="002de7bf"/>
    </style:style>
    <style:style style:name="P12" style:family="paragraph" style:parent-style-name="Text_20_body">
      <style:text-properties officeooo:rsid="003d66c2" officeooo:paragraph-rsid="003fed10"/>
    </style:style>
    <style:style style:name="P13" style:family="paragraph" style:parent-style-name="Text_20_body">
      <style:text-properties officeooo:rsid="0041cd81" officeooo:paragraph-rsid="004334e0"/>
    </style:style>
    <style:style style:name="P14" style:family="paragraph" style:parent-style-name="Text_20_body">
      <style:text-properties officeooo:rsid="0043a5a9" officeooo:paragraph-rsid="0043a5a9"/>
    </style:style>
    <style:style style:name="P15" style:family="paragraph" style:parent-style-name="Text_20_body">
      <style:text-properties officeooo:rsid="0043ad47" officeooo:paragraph-rsid="0043ad47"/>
    </style:style>
    <style:style style:name="P16" style:family="paragraph" style:parent-style-name="Text_20_body">
      <style:text-properties officeooo:rsid="00454f2a" officeooo:paragraph-rsid="00454f2a"/>
    </style:style>
    <style:style style:name="P17" style:family="paragraph" style:parent-style-name="Text_20_body">
      <style:text-properties officeooo:rsid="00498125" officeooo:paragraph-rsid="00498125"/>
    </style:style>
    <style:style style:name="P18" style:family="paragraph" style:parent-style-name="Text_20_body">
      <style:text-properties officeooo:rsid="004cd03f" officeooo:paragraph-rsid="004cd03f"/>
    </style:style>
    <style:style style:name="P19" style:family="paragraph" style:parent-style-name="Text_20_body">
      <style:text-properties officeooo:rsid="00537412" officeooo:paragraph-rsid="00537412"/>
    </style:style>
    <style:style style:name="P20" style:family="paragraph" style:parent-style-name="Text_20_body">
      <style:text-properties officeooo:rsid="001c1110" officeooo:paragraph-rsid="001c1110"/>
    </style:style>
    <style:style style:name="P21" style:family="paragraph" style:parent-style-name="Text_20_body">
      <style:text-properties officeooo:rsid="0072a53a" officeooo:paragraph-rsid="0072a53a"/>
    </style:style>
    <style:style style:name="P22" style:family="paragraph" style:parent-style-name="Text_20_body">
      <style:text-properties officeooo:rsid="0022077b" officeooo:paragraph-rsid="0022077b"/>
    </style:style>
    <style:style style:name="P23" style:family="paragraph" style:parent-style-name="Text_20_body">
      <style:text-properties officeooo:rsid="001f9537" officeooo:paragraph-rsid="0073db24"/>
    </style:style>
    <style:style style:name="P24" style:family="paragraph" style:parent-style-name="Text_20_body">
      <style:text-properties officeooo:rsid="00743caa" officeooo:paragraph-rsid="00743caa"/>
    </style:style>
    <style:style style:name="P25" style:family="paragraph" style:parent-style-name="Text_20_body">
      <style:text-properties officeooo:rsid="0075ee82" officeooo:paragraph-rsid="0075ee82"/>
    </style:style>
    <style:style style:name="P26" style:family="paragraph" style:parent-style-name="Text_20_body">
      <style:text-properties officeooo:paragraph-rsid="007a18d7"/>
    </style:style>
    <style:style style:name="P27" style:family="paragraph" style:parent-style-name="Text_20_body">
      <style:text-properties officeooo:rsid="007cdabc" officeooo:paragraph-rsid="007cdabc"/>
    </style:style>
    <style:style style:name="P28" style:family="paragraph" style:parent-style-name="Text_20_body">
      <style:text-properties officeooo:rsid="00828cb7" officeooo:paragraph-rsid="00828cb7"/>
    </style:style>
    <style:style style:name="P29" style:family="paragraph" style:parent-style-name="Text_20_body">
      <style:text-properties style:font-name="Verdana" officeooo:rsid="00828cb7" officeooo:paragraph-rsid="00828cb7" style:font-size-asian="10.5pt"/>
    </style:style>
    <style:style style:name="P30" style:family="paragraph" style:parent-style-name="Text_20_body">
      <style:text-properties officeooo:rsid="00898f00" officeooo:paragraph-rsid="00898f00"/>
    </style:style>
    <style:style style:name="P31" style:family="paragraph" style:parent-style-name="Text_20_body">
      <style:text-properties officeooo:rsid="00898f00" officeooo:paragraph-rsid="008afdf1"/>
    </style:style>
    <style:style style:name="P32" style:family="paragraph" style:parent-style-name="Text_20_body">
      <style:text-properties officeooo:rsid="008c9be1" officeooo:paragraph-rsid="008c9be1"/>
    </style:style>
    <style:style style:name="P33" style:family="paragraph" style:parent-style-name="Text_20_body">
      <style:text-properties officeooo:rsid="008e8015" officeooo:paragraph-rsid="008e8015"/>
    </style:style>
    <style:style style:name="P34" style:family="paragraph" style:parent-style-name="Text_20_body">
      <style:text-properties officeooo:rsid="0094fbee" officeooo:paragraph-rsid="009acb1b"/>
    </style:style>
    <style:style style:name="P35" style:family="paragraph" style:parent-style-name="Text_20_body">
      <style:text-properties officeooo:rsid="0096c643" officeooo:paragraph-rsid="009acb1b"/>
    </style:style>
    <style:style style:name="P36" style:family="paragraph" style:parent-style-name="Text_20_body">
      <style:text-properties officeooo:rsid="009bd82e" officeooo:paragraph-rsid="009bd82e"/>
    </style:style>
    <style:style style:name="P37" style:family="paragraph" style:parent-style-name="Text_20_body">
      <style:text-properties officeooo:rsid="009f55e9" officeooo:paragraph-rsid="00a84bd7"/>
    </style:style>
    <style:style style:name="P38" style:family="paragraph" style:parent-style-name="Text_20_body">
      <style:text-properties officeooo:rsid="00a22f61" officeooo:paragraph-rsid="00a918df"/>
    </style:style>
    <style:style style:name="P39" style:family="paragraph" style:parent-style-name="Text_20_body">
      <style:text-properties officeooo:rsid="00a22f61" officeooo:paragraph-rsid="00b57532"/>
    </style:style>
    <style:style style:name="P40" style:family="paragraph" style:parent-style-name="Text_20_body">
      <style:text-properties officeooo:rsid="00abdc1f" officeooo:paragraph-rsid="00abdc1f"/>
    </style:style>
    <style:style style:name="P41" style:family="paragraph" style:parent-style-name="Text_20_body">
      <style:text-properties officeooo:rsid="00aeaec7" officeooo:paragraph-rsid="00aeaec7"/>
    </style:style>
    <style:style style:name="P42" style:family="paragraph" style:parent-style-name="Text_20_body">
      <style:text-properties style:font-name="Verdana2" officeooo:rsid="00a22f61" officeooo:paragraph-rsid="00b57532"/>
    </style:style>
    <style:style style:name="P43" style:family="paragraph" style:parent-style-name="Text_20_body">
      <style:text-properties officeooo:rsid="00ba1bfd" officeooo:paragraph-rsid="00ba1bfd"/>
    </style:style>
    <style:style style:name="P44" style:family="paragraph" style:parent-style-name="Text_20_body">
      <style:text-properties officeooo:rsid="00bba03a" officeooo:paragraph-rsid="00bba03a"/>
    </style:style>
    <style:style style:name="P45" style:family="paragraph" style:parent-style-name="Text_20_body">
      <style:text-properties officeooo:rsid="00bca016" officeooo:paragraph-rsid="00bca016"/>
    </style:style>
    <style:style style:name="P46" style:family="paragraph" style:parent-style-name="Text_20_body">
      <style:text-properties officeooo:rsid="00bd51e8" officeooo:paragraph-rsid="00bd51e8"/>
    </style:style>
    <style:style style:name="P47" style:family="paragraph" style:parent-style-name="Text_20_body">
      <style:text-properties officeooo:rsid="00bd51e8" officeooo:paragraph-rsid="00cd8bea"/>
    </style:style>
    <style:style style:name="P48" style:family="paragraph" style:parent-style-name="Text_20_body">
      <style:text-properties officeooo:rsid="00be4e52" officeooo:paragraph-rsid="00be4e52"/>
    </style:style>
    <style:style style:name="P49" style:family="paragraph" style:parent-style-name="Text_20_body">
      <style:text-properties officeooo:rsid="00c04ef1" officeooo:paragraph-rsid="00c04ef1"/>
    </style:style>
    <style:style style:name="P50" style:family="paragraph" style:parent-style-name="Text_20_body">
      <style:text-properties officeooo:rsid="00c082b5" officeooo:paragraph-rsid="00c082b5"/>
    </style:style>
    <style:style style:name="P51" style:family="paragraph" style:parent-style-name="Text_20_body">
      <style:text-properties officeooo:rsid="00c33256" officeooo:paragraph-rsid="00c33256"/>
    </style:style>
    <style:style style:name="P52" style:family="paragraph" style:parent-style-name="Text_20_body">
      <style:text-properties officeooo:rsid="00c49c12" officeooo:paragraph-rsid="00c49c12"/>
    </style:style>
    <style:style style:name="P53" style:family="paragraph" style:parent-style-name="Text_20_body">
      <style:text-properties officeooo:rsid="00c49c12" officeooo:paragraph-rsid="00c816c7"/>
    </style:style>
    <style:style style:name="P54" style:family="paragraph" style:parent-style-name="Text_20_body">
      <style:text-properties officeooo:rsid="00c656b0" officeooo:paragraph-rsid="00c656b0"/>
    </style:style>
    <style:style style:name="P55" style:family="paragraph" style:parent-style-name="Text_20_body">
      <style:text-properties officeooo:rsid="00c7104e" officeooo:paragraph-rsid="00c7104e"/>
    </style:style>
    <style:style style:name="P56" style:family="paragraph" style:parent-style-name="Text_20_body">
      <style:text-properties officeooo:rsid="00c889f3" officeooo:paragraph-rsid="00c889f3"/>
    </style:style>
    <style:style style:name="P57" style:family="paragraph" style:parent-style-name="Text_20_body">
      <style:text-properties officeooo:rsid="00c92bf7" officeooo:paragraph-rsid="00c92bf7"/>
    </style:style>
    <style:style style:name="P58" style:family="paragraph" style:parent-style-name="Text_20_body">
      <style:text-properties officeooo:rsid="00cb9fe3" officeooo:paragraph-rsid="00cb9fe3"/>
    </style:style>
    <style:style style:name="P59" style:family="paragraph" style:parent-style-name="Text_20_body">
      <style:text-properties officeooo:rsid="00cc801b" officeooo:paragraph-rsid="00cc801b"/>
    </style:style>
    <style:style style:name="P60" style:family="paragraph" style:parent-style-name="Text_20_body">
      <style:text-properties officeooo:rsid="007a18d7" officeooo:paragraph-rsid="007a18d7"/>
    </style:style>
    <style:style style:name="P61" style:family="paragraph" style:parent-style-name="Text_20_body">
      <style:text-properties officeooo:rsid="00cca58f" officeooo:paragraph-rsid="00cca58f"/>
    </style:style>
    <style:style style:name="P62" style:family="paragraph" style:parent-style-name="Text_20_body">
      <style:text-properties officeooo:rsid="00ce7668" officeooo:paragraph-rsid="00ce7668"/>
    </style:style>
    <style:style style:name="P63" style:family="paragraph" style:parent-style-name="Text_20_body">
      <style:text-properties officeooo:rsid="00d0c39f" officeooo:paragraph-rsid="00d0c39f"/>
    </style:style>
    <style:style style:name="P64" style:family="paragraph" style:parent-style-name="Text_20_body">
      <style:text-properties officeooo:rsid="00d0c39f" officeooo:paragraph-rsid="00d27f93"/>
    </style:style>
    <style:style style:name="P65" style:family="paragraph" style:parent-style-name="Text_20_body">
      <style:text-properties officeooo:rsid="00d33ce0" officeooo:paragraph-rsid="00d33ce0"/>
    </style:style>
    <style:style style:name="P66" style:family="paragraph" style:parent-style-name="Text_20_body">
      <style:text-properties officeooo:rsid="00d49ebc" officeooo:paragraph-rsid="00d49ebc"/>
    </style:style>
    <style:style style:name="P67" style:family="paragraph" style:parent-style-name="Text_20_body">
      <style:text-properties officeooo:rsid="00d5dd67" officeooo:paragraph-rsid="00d5dd67"/>
    </style:style>
    <style:style style:name="P68" style:family="paragraph" style:parent-style-name="Text_20_body">
      <style:text-properties officeooo:rsid="00d6501b" officeooo:paragraph-rsid="00d6501b"/>
    </style:style>
    <style:style style:name="P69" style:family="paragraph" style:parent-style-name="Text_20_body">
      <style:text-properties officeooo:rsid="00d8206f" officeooo:paragraph-rsid="00d8206f"/>
    </style:style>
    <style:style style:name="P70" style:family="paragraph" style:parent-style-name="Text_20_body">
      <style:text-properties officeooo:rsid="00d9d09a" officeooo:paragraph-rsid="00dabc5f"/>
    </style:style>
    <style:style style:name="P71" style:family="paragraph" style:parent-style-name="Text_20_body">
      <style:text-properties officeooo:rsid="00dd7358" officeooo:paragraph-rsid="00dd7358"/>
    </style:style>
    <style:style style:name="P72" style:family="paragraph" style:parent-style-name="Text_20_body">
      <style:text-properties officeooo:rsid="00ddd20d" officeooo:paragraph-rsid="00e30cc1"/>
    </style:style>
    <style:style style:name="P73" style:family="paragraph" style:parent-style-name="Text_20_body">
      <style:text-properties officeooo:rsid="00e30cc1" officeooo:paragraph-rsid="00e30cc1"/>
    </style:style>
    <style:style style:name="P74" style:family="paragraph" style:parent-style-name="Text_20_body">
      <style:text-properties officeooo:rsid="00e4e81f" officeooo:paragraph-rsid="00e4e81f"/>
    </style:style>
    <style:style style:name="P75" style:family="paragraph" style:parent-style-name="Text_20_body">
      <style:text-properties officeooo:rsid="00e4e81f" officeooo:paragraph-rsid="00e6b143"/>
    </style:style>
    <style:style style:name="P76" style:family="paragraph" style:parent-style-name="Text_20_body">
      <style:text-properties officeooo:rsid="00e84206" officeooo:paragraph-rsid="00e84206"/>
    </style:style>
    <style:style style:name="P77" style:family="paragraph" style:parent-style-name="Text_20_body">
      <style:text-properties officeooo:rsid="00ec4b5e" officeooo:paragraph-rsid="00ec4b5e"/>
    </style:style>
    <style:style style:name="P78" style:family="paragraph" style:parent-style-name="Text_20_body">
      <style:text-properties officeooo:rsid="00f19a8f" officeooo:paragraph-rsid="00f19a8f"/>
    </style:style>
    <style:style style:name="P79" style:family="paragraph" style:parent-style-name="Text_20_body">
      <style:text-properties officeooo:rsid="00f254f7" officeooo:paragraph-rsid="00f254f7"/>
    </style:style>
    <style:style style:name="P80" style:family="paragraph" style:parent-style-name="Text_20_body">
      <style:text-properties officeooo:rsid="00f254f7" officeooo:paragraph-rsid="00f4d5cf"/>
    </style:style>
    <style:style style:name="P81" style:family="paragraph" style:parent-style-name="Text_20_body">
      <style:text-properties officeooo:rsid="00f5c7fd" officeooo:paragraph-rsid="00f5c7fd"/>
    </style:style>
    <style:style style:name="P82" style:family="paragraph" style:parent-style-name="Text_20_body">
      <style:text-properties officeooo:rsid="00f5c7fd" officeooo:paragraph-rsid="00fc1cd4"/>
    </style:style>
    <style:style style:name="P83" style:family="paragraph" style:parent-style-name="Text_20_body">
      <style:text-properties officeooo:rsid="00f6605e" officeooo:paragraph-rsid="00f6605e"/>
    </style:style>
    <style:style style:name="P84" style:family="paragraph" style:parent-style-name="Text_20_body">
      <style:text-properties officeooo:rsid="0104a071" officeooo:paragraph-rsid="0104a071"/>
    </style:style>
    <style:style style:name="P85" style:family="paragraph" style:parent-style-name="Text_20_body">
      <style:text-properties officeooo:rsid="01055bc8" officeooo:paragraph-rsid="01055bc8"/>
    </style:style>
    <style:style style:name="P86" style:family="paragraph" style:parent-style-name="Text_20_body">
      <style:text-properties officeooo:paragraph-rsid="0034a62c"/>
    </style:style>
    <style:style style:name="P87" style:family="paragraph" style:parent-style-name="Text_20_body">
      <style:text-properties officeooo:rsid="01070dbc" officeooo:paragraph-rsid="01070dbc"/>
    </style:style>
    <style:style style:name="P88" style:family="paragraph" style:parent-style-name="Text_20_body">
      <style:text-properties officeooo:rsid="0108fe84" officeooo:paragraph-rsid="0108fe84"/>
    </style:style>
    <style:style style:name="P89" style:family="paragraph" style:parent-style-name="Text_20_body">
      <style:text-properties officeooo:rsid="01098cb2" officeooo:paragraph-rsid="010f1416"/>
    </style:style>
    <style:style style:name="P90" style:family="paragraph" style:parent-style-name="Text_20_body">
      <style:text-properties officeooo:rsid="010cd7fb" officeooo:paragraph-rsid="010cd7fb"/>
    </style:style>
    <style:style style:name="P91" style:family="paragraph" style:parent-style-name="Text_20_body">
      <style:text-properties officeooo:rsid="010f092c" officeooo:paragraph-rsid="010f092c"/>
    </style:style>
    <style:style style:name="P92" style:family="paragraph" style:parent-style-name="Text_20_body">
      <style:text-properties officeooo:rsid="010f1416" officeooo:paragraph-rsid="010f1416"/>
    </style:style>
    <style:style style:name="P93" style:family="paragraph" style:parent-style-name="Text_20_body">
      <style:text-properties officeooo:rsid="01104815" officeooo:paragraph-rsid="01104815"/>
    </style:style>
    <style:style style:name="P94" style:family="paragraph" style:parent-style-name="Text_20_body">
      <style:text-properties officeooo:rsid="0112488b" officeooo:paragraph-rsid="0113e76d"/>
    </style:style>
    <style:style style:name="P95" style:family="paragraph" style:parent-style-name="Text_20_body">
      <style:text-properties officeooo:rsid="0113e76d" officeooo:paragraph-rsid="0113e76d"/>
    </style:style>
    <style:style style:name="P96" style:family="paragraph" style:parent-style-name="Text_20_body">
      <style:text-properties officeooo:rsid="0114532f" officeooo:paragraph-rsid="0114532f"/>
    </style:style>
    <style:style style:name="P97" style:family="paragraph" style:parent-style-name="Text_20_body">
      <style:text-properties officeooo:rsid="01159fb8" officeooo:paragraph-rsid="01159fb8"/>
    </style:style>
    <style:style style:name="P98" style:family="paragraph" style:parent-style-name="Text_20_body">
      <style:text-properties officeooo:rsid="011706a3" officeooo:paragraph-rsid="011706a3"/>
    </style:style>
    <style:style style:name="P99" style:family="paragraph" style:parent-style-name="Text_20_body">
      <style:text-properties officeooo:rsid="01189742" officeooo:paragraph-rsid="01189742"/>
    </style:style>
    <style:style style:name="P100" style:family="paragraph" style:parent-style-name="Text_20_body">
      <style:text-properties officeooo:rsid="0118a4aa" officeooo:paragraph-rsid="0118a4aa"/>
    </style:style>
    <style:style style:name="P101" style:family="paragraph" style:parent-style-name="Text_20_body">
      <style:text-properties officeooo:rsid="011b98ce" officeooo:paragraph-rsid="011b98ce"/>
    </style:style>
    <style:style style:name="P102" style:family="paragraph" style:parent-style-name="Text_20_body">
      <style:text-properties officeooo:rsid="011b98ce" officeooo:paragraph-rsid="011bd216"/>
    </style:style>
    <style:style style:name="P103" style:family="paragraph" style:parent-style-name="Text_20_body">
      <style:text-properties officeooo:rsid="011b98ce" officeooo:paragraph-rsid="012202aa"/>
    </style:style>
    <style:style style:name="P104" style:family="paragraph" style:parent-style-name="Text_20_body">
      <style:text-properties officeooo:rsid="011d293e" officeooo:paragraph-rsid="011d293e"/>
    </style:style>
    <style:style style:name="P105" style:family="paragraph" style:parent-style-name="Text_20_body">
      <style:text-properties officeooo:rsid="0124da69" officeooo:paragraph-rsid="0124da69"/>
    </style:style>
    <style:style style:name="P106" style:family="paragraph" style:parent-style-name="Text_20_body">
      <style:text-properties officeooo:rsid="0126d667" officeooo:paragraph-rsid="0126d667"/>
    </style:style>
    <style:style style:name="P107" style:family="paragraph" style:parent-style-name="Text_20_body">
      <style:text-properties officeooo:paragraph-rsid="0126d667"/>
    </style:style>
    <style:style style:name="P108" style:family="paragraph" style:parent-style-name="Text_20_body">
      <style:text-properties officeooo:rsid="0126ffee" officeooo:paragraph-rsid="0126ffee"/>
    </style:style>
    <style:style style:name="P109" style:family="paragraph" style:parent-style-name="Text_20_body">
      <style:text-properties officeooo:rsid="01287e82" officeooo:paragraph-rsid="01287e82"/>
    </style:style>
    <style:style style:name="P110" style:family="paragraph" style:parent-style-name="Text_20_body">
      <style:text-properties officeooo:rsid="012a7466" officeooo:paragraph-rsid="012a7466"/>
    </style:style>
    <style:style style:name="P111" style:family="paragraph" style:parent-style-name="Text_20_body">
      <style:text-properties officeooo:rsid="012b569b" officeooo:paragraph-rsid="012b569b"/>
    </style:style>
    <style:style style:name="P112" style:family="paragraph" style:parent-style-name="Text_20_body">
      <style:text-properties officeooo:rsid="012c9d95" officeooo:paragraph-rsid="012c9d95"/>
    </style:style>
    <style:style style:name="P113" style:family="paragraph" style:parent-style-name="Text_20_body">
      <style:text-properties officeooo:rsid="012cb77e" officeooo:paragraph-rsid="012cb77e"/>
    </style:style>
    <style:style style:name="P114" style:family="paragraph" style:parent-style-name="Text_20_body">
      <style:text-properties officeooo:paragraph-rsid="012d05c2"/>
    </style:style>
    <style:style style:name="P115" style:family="paragraph" style:parent-style-name="Text_20_body">
      <style:text-properties officeooo:rsid="012d531e" officeooo:paragraph-rsid="012d531e"/>
    </style:style>
    <style:style style:name="P116" style:family="paragraph" style:parent-style-name="Text_20_body">
      <style:text-properties officeooo:rsid="012e7b95" officeooo:paragraph-rsid="012e7b95"/>
    </style:style>
    <style:style style:name="P117" style:family="paragraph" style:parent-style-name="Text_20_body">
      <style:text-properties officeooo:rsid="0132a7b3" officeooo:paragraph-rsid="0132a7b3"/>
    </style:style>
    <style:style style:name="P118" style:family="paragraph" style:parent-style-name="Text_20_body">
      <style:text-properties officeooo:rsid="01339b1e" officeooo:paragraph-rsid="01339b1e"/>
    </style:style>
    <style:style style:name="P119" style:family="paragraph" style:parent-style-name="Text_20_body">
      <style:text-properties officeooo:rsid="01342891" officeooo:paragraph-rsid="01342891"/>
    </style:style>
    <style:style style:name="P120" style:family="paragraph" style:parent-style-name="Text_20_body">
      <style:text-properties officeooo:rsid="013a74a7" officeooo:paragraph-rsid="013a74a7"/>
    </style:style>
    <style:style style:name="P121" style:family="paragraph" style:parent-style-name="Text_20_body">
      <style:text-properties officeooo:rsid="013b6bd1" officeooo:paragraph-rsid="013b6bd1"/>
    </style:style>
    <style:style style:name="P122" style:family="paragraph" style:parent-style-name="Text_20_body">
      <style:text-properties officeooo:rsid="013c23c7" officeooo:paragraph-rsid="013c23c7"/>
    </style:style>
    <style:style style:name="P123" style:family="paragraph" style:parent-style-name="Text_20_body">
      <style:text-properties officeooo:rsid="013c6e81" officeooo:paragraph-rsid="013c6e81"/>
    </style:style>
    <style:style style:name="P124" style:family="paragraph" style:parent-style-name="Text_20_body">
      <style:text-properties officeooo:rsid="013d155f" officeooo:paragraph-rsid="013d155f"/>
    </style:style>
    <style:style style:name="P125" style:family="paragraph" style:parent-style-name="Text_20_body">
      <style:text-properties officeooo:rsid="013fe2b7" officeooo:paragraph-rsid="013fe2b7"/>
    </style:style>
    <style:style style:name="P126" style:family="paragraph" style:parent-style-name="Text_20_body">
      <style:text-properties officeooo:rsid="01400a34" officeooo:paragraph-rsid="01400a34"/>
    </style:style>
    <style:style style:name="P127" style:family="paragraph" style:parent-style-name="Text_20_body">
      <style:text-properties officeooo:rsid="014203ce" officeooo:paragraph-rsid="014203ce"/>
    </style:style>
    <style:style style:name="P128" style:family="paragraph" style:parent-style-name="Text_20_body">
      <style:text-properties officeooo:rsid="0144a541" officeooo:paragraph-rsid="0144a541"/>
    </style:style>
    <style:style style:name="P129" style:family="paragraph" style:parent-style-name="Text_20_body">
      <style:text-properties officeooo:rsid="0147c595" officeooo:paragraph-rsid="01489c97"/>
    </style:style>
    <style:style style:name="P130" style:family="paragraph" style:parent-style-name="Text_20_body">
      <style:text-properties officeooo:rsid="0147c595" officeooo:paragraph-rsid="014bb31f"/>
    </style:style>
    <style:style style:name="P131" style:family="paragraph" style:parent-style-name="Text_20_body">
      <style:text-properties officeooo:rsid="01489c97" officeooo:paragraph-rsid="01489c97"/>
    </style:style>
    <style:style style:name="P132" style:family="paragraph" style:parent-style-name="Text_20_body">
      <style:text-properties officeooo:rsid="014cc8f9" officeooo:paragraph-rsid="014cc8f9"/>
    </style:style>
    <style:style style:name="P133" style:family="paragraph" style:parent-style-name="Text_20_body">
      <style:text-properties officeooo:rsid="014e58f2" officeooo:paragraph-rsid="014e58f2"/>
    </style:style>
    <style:style style:name="P134" style:family="paragraph" style:parent-style-name="Text_20_body">
      <style:text-properties officeooo:rsid="015136a0" officeooo:paragraph-rsid="015136a0"/>
    </style:style>
    <style:style style:name="P135" style:family="paragraph" style:parent-style-name="Text_20_body">
      <style:text-properties officeooo:rsid="01522ae0" officeooo:paragraph-rsid="01522ae0"/>
    </style:style>
    <style:style style:name="P136" style:family="paragraph" style:parent-style-name="Text_20_body">
      <style:text-properties officeooo:rsid="01534f2d" officeooo:paragraph-rsid="01522ae0"/>
    </style:style>
    <style:style style:name="P137" style:family="paragraph" style:parent-style-name="Text_20_body">
      <style:text-properties officeooo:rsid="01534f2d" officeooo:paragraph-rsid="01534f2d"/>
    </style:style>
    <style:style style:name="P138" style:family="paragraph" style:parent-style-name="Text_20_body">
      <style:text-properties officeooo:rsid="0154f334" officeooo:paragraph-rsid="0154f334"/>
    </style:style>
    <style:style style:name="P139" style:family="paragraph" style:parent-style-name="Text_20_body">
      <style:text-properties officeooo:rsid="0157724e" officeooo:paragraph-rsid="01595dcb"/>
    </style:style>
    <style:style style:name="P140" style:family="paragraph" style:parent-style-name="Text_20_body">
      <style:text-properties officeooo:rsid="01596aff" officeooo:paragraph-rsid="0160d7df"/>
    </style:style>
    <style:style style:name="P141" style:family="paragraph" style:parent-style-name="Text_20_body">
      <style:text-properties officeooo:rsid="015a7272" officeooo:paragraph-rsid="015a7272"/>
    </style:style>
    <style:style style:name="P142" style:family="paragraph" style:parent-style-name="Text_20_body">
      <style:text-properties officeooo:rsid="015a7272" officeooo:paragraph-rsid="015bed25"/>
    </style:style>
    <style:style style:name="P143" style:family="paragraph" style:parent-style-name="Text_20_body">
      <style:text-properties officeooo:rsid="015c7522" officeooo:paragraph-rsid="015c7522"/>
    </style:style>
    <style:style style:name="P144" style:family="paragraph" style:parent-style-name="Text_20_body">
      <style:text-properties officeooo:rsid="015fe938" officeooo:paragraph-rsid="015fe938"/>
    </style:style>
    <style:style style:name="P145" style:family="paragraph" style:parent-style-name="Text_20_body">
      <style:text-properties officeooo:rsid="0160d7df" officeooo:paragraph-rsid="0160d7df"/>
    </style:style>
    <style:style style:name="P146" style:family="paragraph" style:parent-style-name="Text_20_body">
      <style:text-properties officeooo:rsid="0160e7a2" officeooo:paragraph-rsid="0160e7a2"/>
    </style:style>
    <style:style style:name="P147" style:family="paragraph" style:parent-style-name="Text_20_body">
      <style:text-properties officeooo:rsid="0161ecea" officeooo:paragraph-rsid="0161ecea"/>
    </style:style>
    <style:style style:name="P148" style:family="paragraph" style:parent-style-name="Text_20_body">
      <style:text-properties officeooo:rsid="01678512" officeooo:paragraph-rsid="01678512"/>
    </style:style>
    <style:style style:name="P149" style:family="paragraph" style:parent-style-name="Text_20_body">
      <style:text-properties officeooo:paragraph-rsid="016acbc0"/>
    </style:style>
    <style:style style:name="P150" style:family="paragraph" style:parent-style-name="Text_20_body">
      <style:text-properties officeooo:rsid="016bd881" officeooo:paragraph-rsid="016bd881"/>
    </style:style>
    <style:style style:name="P151" style:family="paragraph" style:parent-style-name="Text_20_body">
      <style:text-properties officeooo:paragraph-rsid="016c7301"/>
    </style:style>
    <style:style style:name="P152" style:family="paragraph" style:parent-style-name="Text_20_body">
      <style:text-properties officeooo:rsid="0170ccbc" officeooo:paragraph-rsid="0170ccbc"/>
    </style:style>
    <style:style style:name="P153" style:family="paragraph" style:parent-style-name="Text_20_body">
      <style:text-properties officeooo:rsid="01713a28" officeooo:paragraph-rsid="01713a28"/>
    </style:style>
    <style:style style:name="P154" style:family="paragraph" style:parent-style-name="Text_20_body">
      <style:text-properties officeooo:rsid="01739db8" officeooo:paragraph-rsid="01739db8"/>
    </style:style>
    <style:style style:name="P155" style:family="paragraph" style:parent-style-name="Text_20_body">
      <style:text-properties officeooo:rsid="01754fb1" officeooo:paragraph-rsid="01754fb1"/>
    </style:style>
    <style:style style:name="P156" style:family="paragraph" style:parent-style-name="Text_20_body">
      <style:text-properties officeooo:rsid="01783914" officeooo:paragraph-rsid="01783914"/>
    </style:style>
    <style:style style:name="P157" style:family="paragraph" style:parent-style-name="Text_20_body">
      <style:text-properties officeooo:rsid="01798d5e" officeooo:paragraph-rsid="01798d5e"/>
    </style:style>
    <style:style style:name="P158" style:family="paragraph" style:parent-style-name="Text_20_body">
      <style:text-properties officeooo:rsid="01798d5e" officeooo:paragraph-rsid="0187818b"/>
    </style:style>
    <style:style style:name="P159" style:family="paragraph" style:parent-style-name="Text_20_body">
      <style:text-properties officeooo:rsid="017ad801" officeooo:paragraph-rsid="017ad801"/>
    </style:style>
    <style:style style:name="P160" style:family="paragraph" style:parent-style-name="Text_20_body">
      <style:text-properties officeooo:rsid="017ad801" officeooo:paragraph-rsid="0187818b"/>
    </style:style>
    <style:style style:name="P161" style:family="paragraph" style:parent-style-name="Text_20_body">
      <style:text-properties officeooo:rsid="017db451" officeooo:paragraph-rsid="0187818b"/>
    </style:style>
    <style:style style:name="P162" style:family="paragraph" style:parent-style-name="Text_20_body">
      <style:text-properties officeooo:rsid="017e3671" officeooo:paragraph-rsid="0187818b"/>
    </style:style>
    <style:style style:name="P163" style:family="paragraph" style:parent-style-name="Text_20_body">
      <style:text-properties officeooo:rsid="017f8609" officeooo:paragraph-rsid="0187818b"/>
    </style:style>
    <style:style style:name="P164" style:family="paragraph" style:parent-style-name="Text_20_body">
      <style:text-properties officeooo:rsid="01819225" officeooo:paragraph-rsid="0187818b"/>
    </style:style>
    <style:style style:name="P165" style:family="paragraph" style:parent-style-name="Text_20_body">
      <style:text-properties style:font-name="Courier New1" officeooo:rsid="017f8609" officeooo:paragraph-rsid="0187818b"/>
    </style:style>
    <style:style style:name="P166" style:family="paragraph" style:parent-style-name="Text_20_body">
      <style:text-properties officeooo:rsid="0185c98e" officeooo:paragraph-rsid="0185c98e"/>
    </style:style>
    <style:style style:name="P167" style:family="paragraph" style:parent-style-name="Text_20_body">
      <style:text-properties officeooo:rsid="0185c98e" officeooo:paragraph-rsid="0187818b"/>
    </style:style>
    <style:style style:name="P168" style:family="paragraph" style:parent-style-name="Text_20_body">
      <style:text-properties officeooo:rsid="01878875" officeooo:paragraph-rsid="01878875"/>
    </style:style>
    <style:style style:name="P169" style:family="paragraph" style:parent-style-name="Text_20_body">
      <style:text-properties officeooo:rsid="0188cf06" officeooo:paragraph-rsid="0188cf06"/>
    </style:style>
    <style:style style:name="P170" style:family="paragraph" style:parent-style-name="Text_20_body">
      <style:text-properties officeooo:rsid="018ac40b" officeooo:paragraph-rsid="018ac40b"/>
    </style:style>
    <style:style style:name="P171" style:family="paragraph" style:parent-style-name="Text_20_body">
      <style:text-properties officeooo:rsid="018ca677" officeooo:paragraph-rsid="018ca677"/>
    </style:style>
    <style:style style:name="P172" style:family="paragraph" style:parent-style-name="Text_20_body">
      <style:text-properties officeooo:rsid="018f674b" officeooo:paragraph-rsid="018f674b"/>
    </style:style>
    <style:style style:name="P173" style:family="paragraph" style:parent-style-name="Text_20_body">
      <style:text-properties officeooo:rsid="018fc176" officeooo:paragraph-rsid="018fc176"/>
    </style:style>
    <style:style style:name="P174" style:family="paragraph" style:parent-style-name="Text_20_body">
      <style:text-properties officeooo:rsid="0190d5a7" officeooo:paragraph-rsid="0190d5a7"/>
    </style:style>
    <style:style style:name="P175" style:family="paragraph" style:parent-style-name="Text_20_body">
      <style:text-properties officeooo:rsid="0191e1d0" officeooo:paragraph-rsid="0191e1d0"/>
    </style:style>
    <style:style style:name="P176" style:family="paragraph" style:parent-style-name="Text_20_body">
      <style:text-properties officeooo:rsid="0194d942" officeooo:paragraph-rsid="0194d942"/>
    </style:style>
    <style:style style:name="P177" style:family="paragraph" style:parent-style-name="Text_20_body">
      <style:text-properties officeooo:rsid="01974246" officeooo:paragraph-rsid="01974246"/>
    </style:style>
    <style:style style:name="P178" style:family="paragraph" style:parent-style-name="Text_20_body">
      <style:text-properties officeooo:rsid="0198d726" officeooo:paragraph-rsid="0198d726"/>
    </style:style>
    <style:style style:name="P179" style:family="paragraph" style:parent-style-name="Text_20_body">
      <style:text-properties officeooo:rsid="019abdf7" officeooo:paragraph-rsid="01a14cbf"/>
    </style:style>
    <style:style style:name="P180" style:family="paragraph" style:parent-style-name="Text_20_body">
      <style:text-properties officeooo:rsid="019de618" officeooo:paragraph-rsid="019de618"/>
    </style:style>
    <style:style style:name="P181" style:family="paragraph" style:parent-style-name="Text_20_body">
      <style:text-properties officeooo:paragraph-rsid="019de618"/>
    </style:style>
    <style:style style:name="P182" style:family="paragraph" style:parent-style-name="Text_20_body">
      <style:text-properties officeooo:rsid="019e37ef" officeooo:paragraph-rsid="019e37ef"/>
    </style:style>
    <style:style style:name="P183" style:family="paragraph" style:parent-style-name="Text_20_body">
      <style:text-properties officeooo:rsid="01a26033" officeooo:paragraph-rsid="01a26033"/>
    </style:style>
    <style:style style:name="P184" style:family="paragraph" style:parent-style-name="Text_20_body">
      <style:text-properties officeooo:rsid="01a57c0d" officeooo:paragraph-rsid="01a57c0d"/>
    </style:style>
    <style:style style:name="P185" style:family="paragraph" style:parent-style-name="Text_20_body">
      <style:text-properties officeooo:rsid="01aa2635" officeooo:paragraph-rsid="01aa2635"/>
    </style:style>
    <style:style style:name="P186" style:family="paragraph" style:parent-style-name="Text_20_body">
      <style:text-properties officeooo:paragraph-rsid="01aa2635"/>
    </style:style>
    <style:style style:name="P187" style:family="paragraph" style:parent-style-name="Text_20_body">
      <style:text-properties officeooo:rsid="01aa8dbc" officeooo:paragraph-rsid="01aa8dbc"/>
    </style:style>
    <style:style style:name="P188" style:family="paragraph" style:parent-style-name="Text_20_body">
      <style:text-properties officeooo:rsid="01ab7d35" officeooo:paragraph-rsid="01ab7d35"/>
    </style:style>
    <style:style style:name="P189" style:family="paragraph" style:parent-style-name="Text_20_body">
      <style:text-properties officeooo:rsid="01ac5780" officeooo:paragraph-rsid="01ac5780"/>
    </style:style>
    <style:style style:name="P190" style:family="paragraph" style:parent-style-name="Text_20_body">
      <style:text-properties officeooo:rsid="01ac5780" officeooo:paragraph-rsid="01acbc68"/>
    </style:style>
    <style:style style:name="P191" style:family="paragraph" style:parent-style-name="Text_20_body">
      <style:text-properties officeooo:rsid="01acd60f" officeooo:paragraph-rsid="01acd60f"/>
    </style:style>
    <style:style style:name="P192" style:family="paragraph" style:parent-style-name="Text_20_body">
      <style:text-properties officeooo:rsid="01af2b01" officeooo:paragraph-rsid="01af2b01"/>
    </style:style>
    <style:style style:name="P193" style:family="paragraph" style:parent-style-name="Quelltext">
      <style:text-properties officeooo:paragraph-rsid="0013c287"/>
    </style:style>
    <style:style style:name="P194" style:family="paragraph" style:parent-style-name="Quelltext">
      <style:text-properties officeooo:paragraph-rsid="001a70cb"/>
    </style:style>
    <style:style style:name="P195" style:family="paragraph" style:parent-style-name="Quelltext">
      <style:text-properties officeooo:paragraph-rsid="0056a24e"/>
    </style:style>
    <style:style style:name="P196" style:family="paragraph" style:parent-style-name="Quelltext">
      <style:text-properties officeooo:paragraph-rsid="005d8782"/>
    </style:style>
    <style:style style:name="P197" style:family="paragraph" style:parent-style-name="Quelltext">
      <style:text-properties fo:font-weight="bold" style:font-weight-asian="bold" style:font-weight-complex="bold"/>
    </style:style>
    <style:style style:name="P198" style:family="paragraph" style:parent-style-name="Quelltext">
      <style:text-properties fo:font-weight="bold" officeooo:rsid="00743caa" officeooo:paragraph-rsid="00743caa" style:font-weight-asian="bold" style:font-weight-complex="bold"/>
    </style:style>
    <style:style style:name="P199" style:family="paragraph" style:parent-style-name="Quelltext">
      <style:text-properties fo:font-weight="bold" officeooo:rsid="007a6ff8" officeooo:paragraph-rsid="007a6ff8" style:font-weight-asian="bold" style:font-weight-complex="bold"/>
    </style:style>
    <style:style style:name="P200" style:family="paragraph" style:parent-style-name="Quelltext">
      <style:text-properties fo:font-weight="bold" officeooo:paragraph-rsid="007a6ff8" style:font-weight-asian="bold" style:font-weight-complex="bold"/>
    </style:style>
    <style:style style:name="P201" style:family="paragraph" style:parent-style-name="Quelltext">
      <style:text-properties fo:font-weight="bold" officeooo:paragraph-rsid="007cb6ae" style:font-weight-asian="bold" style:font-weight-complex="bold"/>
    </style:style>
    <style:style style:name="P202" style:family="paragraph" style:parent-style-name="Quelltext">
      <style:text-properties officeooo:paragraph-rsid="00743caa"/>
    </style:style>
    <style:style style:name="P203" style:family="paragraph" style:parent-style-name="Quelltext">
      <style:text-properties officeooo:paragraph-rsid="007a6ff8"/>
    </style:style>
    <style:style style:name="P204" style:family="paragraph" style:parent-style-name="Quelltext">
      <style:text-properties officeooo:rsid="007cb6ae" officeooo:paragraph-rsid="007cb6ae"/>
    </style:style>
    <style:style style:name="P205" style:family="paragraph" style:parent-style-name="Quelltext">
      <style:text-properties officeooo:rsid="007cb6ae" officeooo:paragraph-rsid="00a918df"/>
    </style:style>
    <style:style style:name="P206" style:family="paragraph" style:parent-style-name="Quelltext">
      <style:text-properties officeooo:rsid="007cb6ae" officeooo:paragraph-rsid="00b87086"/>
    </style:style>
    <style:style style:name="P207" style:family="paragraph" style:parent-style-name="Quelltext">
      <style:text-properties officeooo:rsid="00a22f61" officeooo:paragraph-rsid="00a918df"/>
    </style:style>
    <style:style style:name="P208" style:family="paragraph" style:parent-style-name="Quelltext">
      <style:text-properties officeooo:rsid="007a6ff8" officeooo:paragraph-rsid="007a6ff8"/>
    </style:style>
    <style:style style:name="P209" style:family="paragraph" style:parent-style-name="Quotations">
      <style:text-properties officeooo:rsid="00601668" officeooo:paragraph-rsid="00601668"/>
    </style:style>
    <style:style style:name="P210" style:family="paragraph" style:parent-style-name="Quotations">
      <style:text-properties officeooo:paragraph-rsid="00f19a8f"/>
    </style:style>
    <style:style style:name="P211" style:family="paragraph" style:parent-style-name="Quotations">
      <style:text-properties officeooo:paragraph-rsid="01713a28"/>
    </style:style>
    <style:style style:name="P212" style:family="paragraph" style:parent-style-name="Preformatted_20_Text">
      <style:text-properties officeooo:rsid="00ba1bfd" officeooo:paragraph-rsid="00ba1bfd"/>
    </style:style>
    <style:style style:name="P213" style:family="paragraph" style:parent-style-name="Preformatted_20_Text">
      <style:paragraph-properties fo:margin-top="0cm" fo:margin-bottom="0.499cm" loext:contextual-spacing="false"/>
    </style:style>
    <style:style style:name="P214" style:family="paragraph" style:parent-style-name="Table_20_Contents">
      <style:text-properties style:font-name="Verdana" style:font-size-asian="10.5pt"/>
    </style:style>
    <style:style style:name="P215" style:family="paragraph" style:parent-style-name="Table_20_Contents">
      <style:text-properties style:font-name="Verdana" officeooo:rsid="00828cb7" officeooo:paragraph-rsid="00828cb7" style:font-size-asian="10.5pt"/>
    </style:style>
    <style:style style:name="P216" style:family="paragraph" style:parent-style-name="Text_20_body">
      <style:paragraph-properties fo:padding="0cm" fo:border="none"/>
      <style:text-properties style:font-name="Courier New1" officeooo:paragraph-rsid="0187818b"/>
    </style:style>
    <style:style style:name="P217" style:family="paragraph" style:parent-style-name="Text_20_body">
      <style:paragraph-properties fo:padding="0cm" fo:border="none"/>
      <style:text-properties officeooo:paragraph-rsid="0187818b"/>
    </style:style>
    <style:style style:name="P218" style:family="paragraph" style:parent-style-name="Text_20_body" style:list-style-name="L1">
      <style:text-properties officeooo:rsid="00135d5b" officeooo:paragraph-rsid="00135d5b"/>
    </style:style>
    <style:style style:name="P219" style:family="paragraph" style:parent-style-name="Text_20_body" style:list-style-name="L2">
      <style:text-properties officeooo:rsid="001dddb2" officeooo:paragraph-rsid="001dddb2"/>
    </style:style>
    <style:style style:name="P220" style:family="paragraph" style:parent-style-name="Text_20_body" style:list-style-name="L2">
      <style:text-properties officeooo:rsid="005f4544" officeooo:paragraph-rsid="005f4544"/>
    </style:style>
    <style:style style:name="P221" style:family="paragraph" style:parent-style-name="Text_20_body" style:list-style-name="L3">
      <style:text-properties officeooo:rsid="00a22f61" officeooo:paragraph-rsid="00a22f61"/>
    </style:style>
    <style:style style:name="P222" style:family="paragraph" style:parent-style-name="Text_20_body" style:list-style-name="L3">
      <style:text-properties officeooo:rsid="00a22f61" officeooo:paragraph-rsid="00af5123"/>
    </style:style>
    <style:style style:name="P223" style:family="paragraph" style:parent-style-name="Text_20_body" style:list-style-name="L3">
      <style:text-properties officeooo:rsid="00a31ab2" officeooo:paragraph-rsid="00a31ab2"/>
    </style:style>
    <style:style style:name="P224" style:family="paragraph" style:parent-style-name="Text_20_body" style:list-style-name="L3">
      <style:text-properties officeooo:rsid="00abdc1f" officeooo:paragraph-rsid="00abdc1f"/>
    </style:style>
    <style:style style:name="P225" style:family="paragraph" style:parent-style-name="Text_20_body" style:list-style-name="L4">
      <style:text-properties officeooo:paragraph-rsid="00dabc5f"/>
    </style:style>
    <style:style style:name="P226" style:family="paragraph" style:parent-style-name="Text_20_body" style:list-style-name="L4">
      <style:text-properties officeooo:rsid="00dabc5f" officeooo:paragraph-rsid="00dabc5f"/>
    </style:style>
    <style:style style:name="P227" style:family="paragraph" style:parent-style-name="Text_20_body" style:list-style-name="L5">
      <style:text-properties officeooo:rsid="00f812ae" officeooo:paragraph-rsid="00fab098"/>
    </style:style>
    <style:style style:name="P228" style:family="paragraph" style:parent-style-name="Text_20_body" style:list-style-name="L5">
      <style:text-properties officeooo:rsid="00f812ae" officeooo:paragraph-rsid="00f812ae"/>
    </style:style>
    <style:style style:name="P229" style:family="paragraph" style:parent-style-name="Text_20_body" style:list-style-name="L6">
      <style:text-properties officeooo:rsid="011d293e" officeooo:paragraph-rsid="011d293e"/>
    </style:style>
    <style:style style:name="P230" style:family="paragraph" style:parent-style-name="Text_20_body" style:list-style-name="L7">
      <style:text-properties officeooo:paragraph-rsid="014bb31f"/>
    </style:style>
    <style:style style:name="P231" style:family="paragraph" style:parent-style-name="Text_20_body" style:list-style-name="L7">
      <style:text-properties officeooo:rsid="01489c97" officeooo:paragraph-rsid="014bb31f"/>
    </style:style>
    <style:style style:name="P232" style:family="paragraph" style:parent-style-name="Text_20_body">
      <style:text-properties officeooo:rsid="01489c97" officeooo:paragraph-rsid="01489c97"/>
    </style:style>
    <style:style style:name="P233" style:family="paragraph" style:parent-style-name="Text_20_body" style:list-style-name="L7">
      <style:text-properties officeooo:rsid="014bb31f" officeooo:paragraph-rsid="014bb31f"/>
    </style:style>
    <style:style style:name="P234" style:family="paragraph" style:parent-style-name="Text_20_body">
      <style:text-properties officeooo:rsid="014e58f2" officeooo:paragraph-rsid="014e58f2"/>
    </style:style>
    <style:style style:name="P235" style:family="paragraph" style:parent-style-name="Text_20_body" style:list-style-name="L8">
      <style:text-properties officeooo:rsid="015e548d" officeooo:paragraph-rsid="015e548d"/>
    </style:style>
    <style:style style:name="P236" style:family="paragraph" style:parent-style-name="Text_20_body" style:list-style-name="L8">
      <style:text-properties officeooo:rsid="015e548d" officeooo:paragraph-rsid="015edd1a"/>
    </style:style>
    <style:style style:name="P237" style:family="paragraph" style:parent-style-name="Text_20_body" style:list-style-name="L9">
      <style:text-properties officeooo:rsid="01878875" officeooo:paragraph-rsid="01878875"/>
    </style:style>
    <style:style style:name="P238" style:family="paragraph" style:parent-style-name="Text_20_body">
      <style:text-properties officeooo:rsid="01a5e9de" officeooo:paragraph-rsid="01a5e9de"/>
    </style:style>
    <style:style style:name="P239" style:family="paragraph" style:parent-style-name="Text_20_body">
      <style:text-properties officeooo:rsid="0192af87" officeooo:paragraph-rsid="0194d942"/>
    </style:style>
    <style:style style:name="P240" style:family="paragraph" style:parent-style-name="Text_20_body">
      <style:text-properties officeooo:rsid="01a26033" officeooo:paragraph-rsid="01a14cbf"/>
    </style:style>
    <style:style style:name="P241" style:family="paragraph" style:parent-style-name="Text_20_body">
      <style:text-properties officeooo:rsid="01b336d2" officeooo:paragraph-rsid="01bd7e77"/>
    </style:style>
    <style:style style:name="P242" style:family="paragraph" style:parent-style-name="Text_20_body">
      <style:text-properties officeooo:rsid="01b3529e" officeooo:paragraph-rsid="01b3529e"/>
    </style:style>
    <style:style style:name="P243" style:family="paragraph" style:parent-style-name="Text_20_body">
      <style:text-properties officeooo:paragraph-rsid="01b48c37"/>
    </style:style>
    <style:style style:name="P244" style:family="paragraph" style:parent-style-name="Text_20_body">
      <style:text-properties officeooo:paragraph-rsid="01b4ea04"/>
    </style:style>
    <style:style style:name="P245" style:family="paragraph" style:parent-style-name="Text_20_body">
      <style:text-properties officeooo:rsid="01b994aa" officeooo:paragraph-rsid="01b994aa"/>
    </style:style>
    <style:style style:name="P246" style:family="paragraph" style:parent-style-name="Text_20_body">
      <style:text-properties officeooo:rsid="01ba367b" officeooo:paragraph-rsid="01ba367b"/>
    </style:style>
    <style:style style:name="P247" style:family="paragraph" style:parent-style-name="Text_20_body">
      <style:text-properties officeooo:rsid="01bc0831" officeooo:paragraph-rsid="01bc0831"/>
    </style:style>
    <style:style style:name="P248" style:family="paragraph" style:parent-style-name="Text_20_body">
      <style:text-properties officeooo:rsid="01c1122d" officeooo:paragraph-rsid="01c2e142"/>
    </style:style>
    <style:style style:name="P249" style:family="paragraph" style:parent-style-name="Text_20_body">
      <style:text-properties officeooo:rsid="01c1122d" officeooo:paragraph-rsid="01c3f326"/>
    </style:style>
    <style:style style:name="P250" style:family="paragraph" style:parent-style-name="Text_20_body">
      <style:text-properties officeooo:rsid="01c3f326" officeooo:paragraph-rsid="01c3f326"/>
    </style:style>
    <style:style style:name="P251" style:family="paragraph" style:parent-style-name="Text_20_body">
      <style:text-properties officeooo:rsid="01c4f173" officeooo:paragraph-rsid="01c4f173"/>
    </style:style>
    <style:style style:name="P252" style:family="paragraph" style:parent-style-name="Heading_20_1">
      <style:text-properties officeooo:rsid="0037f9cb"/>
    </style:style>
    <style:style style:name="P253" style:family="paragraph" style:parent-style-name="Heading_20_1">
      <style:text-properties officeooo:rsid="0054fced" officeooo:paragraph-rsid="0054fced"/>
    </style:style>
    <style:style style:name="P254" style:family="paragraph" style:parent-style-name="Heading_20_1">
      <style:text-properties officeooo:rsid="0034a62c" officeooo:paragraph-rsid="0034a62c"/>
    </style:style>
    <style:style style:name="P255" style:family="paragraph" style:parent-style-name="Heading_20_2">
      <style:text-properties officeooo:rsid="0041cd81" officeooo:paragraph-rsid="0041cd81"/>
    </style:style>
    <style:style style:name="P256" style:family="paragraph" style:parent-style-name="Heading_20_2">
      <style:text-properties officeooo:rsid="0041cd81" officeooo:paragraph-rsid="004334e0"/>
    </style:style>
    <style:style style:name="P257" style:family="paragraph" style:parent-style-name="Heading_20_2">
      <style:text-properties officeooo:rsid="007ea01b"/>
    </style:style>
    <style:style style:name="P258" style:family="paragraph" style:parent-style-name="Heading_20_2">
      <style:text-properties officeooo:paragraph-rsid="00898f00"/>
    </style:style>
    <style:style style:name="P259" style:family="paragraph" style:parent-style-name="Heading_20_2">
      <style:text-properties officeooo:rsid="00c18d74" officeooo:paragraph-rsid="00c18d74"/>
    </style:style>
    <style:style style:name="P260" style:family="paragraph" style:parent-style-name="Heading_20_2">
      <style:text-properties officeooo:paragraph-rsid="012302ea"/>
    </style:style>
    <style:style style:name="P261" style:family="paragraph" style:parent-style-name="Heading_20_2">
      <style:text-properties officeooo:rsid="014674c0" officeooo:paragraph-rsid="014674c0"/>
    </style:style>
    <style:style style:name="P262" style:family="paragraph" style:parent-style-name="Heading_20_2">
      <style:text-properties officeooo:paragraph-rsid="01798d5e"/>
    </style:style>
    <style:style style:name="P263" style:family="paragraph" style:parent-style-name="Heading_20_2">
      <style:text-properties officeooo:paragraph-rsid="01b336d2"/>
    </style:style>
    <style:style style:name="P264" style:family="paragraph" style:parent-style-name="Heading_20_3">
      <style:text-properties officeooo:rsid="0041cd81" officeooo:paragraph-rsid="0041cd81"/>
    </style:style>
    <style:style style:name="P265" style:family="paragraph" style:parent-style-name="Heading_20_3">
      <style:text-properties officeooo:paragraph-rsid="008e471a"/>
    </style:style>
    <style:style style:name="P266" style:family="paragraph" style:parent-style-name="Heading_20_3">
      <style:text-properties officeooo:rsid="00ff6dbd" officeooo:paragraph-rsid="00ff6dbd"/>
    </style:style>
    <style:style style:name="P267" style:family="paragraph" style:parent-style-name="Heading_20_3">
      <style:text-properties officeooo:rsid="00fdc173" officeooo:paragraph-rsid="00fdc173"/>
    </style:style>
    <style:style style:name="P268" style:family="paragraph" style:parent-style-name="Heading_20_3">
      <style:text-properties officeooo:paragraph-rsid="0129ef20"/>
    </style:style>
    <style:style style:name="P269" style:family="paragraph" style:parent-style-name="Heading_20_3">
      <style:text-properties officeooo:paragraph-rsid="019cd625"/>
    </style:style>
    <style:style style:name="P270" style:family="paragraph" style:parent-style-name="Heading_20_3">
      <style:text-properties officeooo:rsid="019cd625" officeooo:paragraph-rsid="019cd625"/>
    </style:style>
    <style:style style:name="P271" style:family="paragraph" style:parent-style-name="Heading_20_3">
      <style:text-properties officeooo:paragraph-rsid="01b336d2"/>
    </style:style>
    <style:style style:name="P272" style:family="paragraph" style:parent-style-name="Heading_20_3">
      <style:text-properties officeooo:rsid="01b336d2" officeooo:paragraph-rsid="01b48c37"/>
    </style:style>
    <style:style style:name="P273" style:family="paragraph" style:parent-style-name="Heading_20_3">
      <style:text-properties officeooo:paragraph-rsid="01b48c37"/>
    </style:style>
    <style:style style:name="P274" style:family="paragraph" style:parent-style-name="Heading_20_3">
      <style:text-properties officeooo:rsid="01b994aa" officeooo:paragraph-rsid="01b994aa"/>
    </style:style>
    <style:style style:name="P275" style:family="paragraph" style:parent-style-name="Heading_20_4">
      <style:text-properties officeooo:paragraph-rsid="0073db24"/>
    </style:style>
    <style:style style:name="P276" style:family="paragraph" style:parent-style-name="Heading_20_4">
      <style:text-properties officeooo:rsid="01aa2635" officeooo:paragraph-rsid="01aa2635"/>
    </style:style>
    <style:style style:name="P277" style:family="paragraph" style:parent-style-name="Heading_20_4">
      <style:text-properties officeooo:paragraph-rsid="019cde54"/>
    </style:style>
    <style:style style:name="P278" style:family="paragraph" style:parent-style-name="Heading_20_4">
      <style:text-properties officeooo:rsid="019cde54" officeooo:paragraph-rsid="019cde54"/>
    </style:style>
    <style:style style:name="P279" style:family="paragraph" style:parent-style-name="Quelltext">
      <style:text-properties fo:font-weight="bold" style:font-weight-asian="bold" style:font-weight-complex="bold"/>
    </style:style>
    <style:style style:name="T1" style:family="text">
      <style:text-properties officeooo:rsid="0018c3c0"/>
    </style:style>
    <style:style style:name="T2" style:family="text">
      <style:text-properties officeooo:rsid="001dddb2"/>
    </style:style>
    <style:style style:name="T3" style:family="text">
      <style:text-properties officeooo:rsid="00283024"/>
    </style:style>
    <style:style style:name="T4" style:family="text">
      <style:text-properties officeooo:rsid="00333d77"/>
    </style:style>
    <style:style style:name="T5" style:family="text">
      <style:text-properties officeooo:rsid="00364648"/>
    </style:style>
    <style:style style:name="T6" style:family="text">
      <style:text-properties officeooo:rsid="0042be7c"/>
    </style:style>
    <style:style style:name="T7" style:family="text">
      <style:text-properties officeooo:rsid="0047240a"/>
    </style:style>
    <style:style style:name="T8" style:family="text">
      <style:text-properties officeooo:rsid="004d997b"/>
    </style:style>
    <style:style style:name="T9" style:family="text">
      <style:text-properties officeooo:rsid="004e7278"/>
    </style:style>
    <style:style style:name="T10" style:family="text">
      <style:text-properties officeooo:rsid="00502226"/>
    </style:style>
    <style:style style:name="T11" style:family="text">
      <style:text-properties officeooo:rsid="005190df"/>
    </style:style>
    <style:style style:name="T12" style:family="text">
      <style:text-properties officeooo:rsid="005c3809"/>
    </style:style>
    <style:style style:name="T13" style:family="text">
      <style:text-properties officeooo:rsid="005d8782"/>
    </style:style>
    <style:style style:name="T14" style:family="text">
      <style:text-properties officeooo:rsid="0060823c"/>
    </style:style>
    <style:style style:name="T15" style:family="text">
      <style:text-properties officeooo:rsid="0062c6f2"/>
    </style:style>
    <style:style style:name="T16" style:family="text">
      <style:text-properties officeooo:rsid="0072631e"/>
    </style:style>
    <style:style style:name="T17" style:family="text">
      <style:text-properties officeooo:rsid="00733a39"/>
    </style:style>
    <style:style style:name="T18" style:family="text">
      <style:text-properties officeooo:rsid="007823e7"/>
    </style:style>
    <style:style style:name="T19" style:family="text">
      <style:text-properties officeooo:rsid="007a6ff8"/>
    </style:style>
    <style:style style:name="T20" style:family="text">
      <style:text-properties officeooo:rsid="007f3f8b"/>
    </style:style>
    <style:style style:name="T21" style:family="text">
      <style:text-properties officeooo:rsid="0084bfb9"/>
    </style:style>
    <style:style style:name="T22" style:family="text">
      <style:text-properties officeooo:rsid="00898f00"/>
    </style:style>
    <style:style style:name="T23" style:family="text">
      <style:text-properties officeooo:rsid="008afdf1"/>
    </style:style>
    <style:style style:name="T24" style:family="text">
      <style:text-properties officeooo:rsid="008e471a"/>
    </style:style>
    <style:style style:name="T25" style:family="text">
      <style:text-properties officeooo:rsid="008f8316"/>
    </style:style>
    <style:style style:name="T26" style:family="text">
      <style:text-properties officeooo:rsid="009180a1"/>
    </style:style>
    <style:style style:name="T27" style:family="text">
      <style:text-properties officeooo:rsid="0094fbee"/>
    </style:style>
    <style:style style:name="T28" style:family="text">
      <style:text-properties officeooo:rsid="0096c643"/>
    </style:style>
    <style:style style:name="T29" style:family="text">
      <style:text-properties officeooo:rsid="0099550b"/>
    </style:style>
    <style:style style:name="T30" style:family="text">
      <style:text-properties style:font-name="Courier New2" officeooo:rsid="0099550b"/>
    </style:style>
    <style:style style:name="T31" style:family="text">
      <style:text-properties style:font-name="Courier New2" officeooo:rsid="00b46fac"/>
    </style:style>
    <style:style style:name="T32" style:family="text">
      <style:text-properties style:font-name="Courier New2" officeooo:rsid="01489c97"/>
    </style:style>
    <style:style style:name="T33" style:family="text">
      <style:text-properties officeooo:rsid="009acb1b"/>
    </style:style>
    <style:style style:name="T34" style:family="text">
      <style:text-properties officeooo:rsid="009e372f"/>
    </style:style>
    <style:style style:name="T35" style:family="text">
      <style:text-properties officeooo:rsid="00a0db6f"/>
    </style:style>
    <style:style style:name="T36" style:family="text">
      <style:text-properties officeooo:rsid="00a50711"/>
    </style:style>
    <style:style style:name="T37" style:family="text">
      <style:text-properties officeooo:rsid="00a69969"/>
    </style:style>
    <style:style style:name="T38" style:family="text">
      <style:text-properties officeooo:rsid="00a6c446"/>
    </style:style>
    <style:style style:name="T39" style:family="text">
      <style:text-properties officeooo:rsid="00a918df"/>
    </style:style>
    <style:style style:name="T40" style:family="text">
      <style:text-properties officeooo:rsid="00af5123"/>
    </style:style>
    <style:style style:name="T41" style:family="text">
      <style:text-properties officeooo:rsid="00b31182"/>
    </style:style>
    <style:style style:name="T42" style:family="text">
      <style:text-properties officeooo:rsid="00b46fac"/>
    </style:style>
    <style:style style:name="T43" style:family="text">
      <style:text-properties officeooo:rsid="00b87086"/>
    </style:style>
    <style:style style:name="T44" style:family="text">
      <style:text-properties officeooo:rsid="00c0c58d"/>
    </style:style>
    <style:style style:name="T45" style:family="text">
      <style:text-properties officeooo:rsid="00c609a9"/>
    </style:style>
    <style:style style:name="T46" style:family="text">
      <style:text-properties officeooo:rsid="00c816c7"/>
    </style:style>
    <style:style style:name="T47" style:family="text">
      <style:text-properties officeooo:rsid="00cae999"/>
    </style:style>
    <style:style style:name="T48" style:family="text">
      <style:text-properties officeooo:rsid="00cd8bea"/>
    </style:style>
    <style:style style:name="T49" style:family="text">
      <style:text-properties officeooo:rsid="00d206fd"/>
    </style:style>
    <style:style style:name="T50" style:family="text">
      <style:text-properties officeooo:rsid="00d9d09a"/>
    </style:style>
    <style:style style:name="T51" style:family="text">
      <style:text-properties officeooo:rsid="00dabc5f"/>
    </style:style>
    <style:style style:name="T52" style:family="text">
      <style:text-properties officeooo:rsid="00de82d1"/>
    </style:style>
    <style:style style:name="T53" style:family="text">
      <style:text-properties officeooo:rsid="00df91a5"/>
    </style:style>
    <style:style style:name="T54" style:family="text">
      <style:text-properties fo:font-style="italic" style:font-style-asian="italic" style:font-style-complex="italic"/>
    </style:style>
    <style:style style:name="T55" style:family="text">
      <style:text-properties fo:font-style="italic" officeooo:rsid="00dabc5f" style:font-style-asian="italic" style:font-style-complex="italic"/>
    </style:style>
    <style:style style:name="T56" style:family="text">
      <style:text-properties officeooo:rsid="00e4275f"/>
    </style:style>
    <style:style style:name="T57" style:family="text">
      <style:text-properties style:font-name="Times New Roman"/>
    </style:style>
    <style:style style:name="T58" style:family="text">
      <style:text-properties style:font-name="Times New Roman" officeooo:rsid="00e6b143"/>
    </style:style>
    <style:style style:name="T59" style:family="text">
      <style:text-properties officeooo:rsid="00e6b143"/>
    </style:style>
    <style:style style:name="T60" style:family="text">
      <style:text-properties officeooo:rsid="00e9d273"/>
    </style:style>
    <style:style style:name="T61" style:family="text">
      <style:text-properties officeooo:rsid="00eff872"/>
    </style:style>
    <style:style style:name="T62" style:family="text">
      <style:text-properties officeooo:rsid="00f19a8f"/>
    </style:style>
    <style:style style:name="T63" style:family="text">
      <style:text-properties officeooo:rsid="00f254f7"/>
    </style:style>
    <style:style style:name="T64" style:family="text">
      <style:text-properties officeooo:rsid="00f94f2f"/>
    </style:style>
    <style:style style:name="T65" style:family="text">
      <style:text-properties officeooo:rsid="00fab098"/>
    </style:style>
    <style:style style:name="T66" style:family="text">
      <style:text-properties officeooo:rsid="00fc1cd4"/>
    </style:style>
    <style:style style:name="T67" style:family="text">
      <style:text-properties officeooo:rsid="010b4634"/>
    </style:style>
    <style:style style:name="T68" style:family="text">
      <style:text-properties officeooo:rsid="010dcbce"/>
    </style:style>
    <style:style style:name="T69" style:family="text">
      <style:text-properties officeooo:rsid="010f092c"/>
    </style:style>
    <style:style style:name="T70" style:family="text">
      <style:text-properties officeooo:rsid="010f1416"/>
    </style:style>
    <style:style style:name="T71" style:family="text">
      <style:text-properties officeooo:rsid="01107b19"/>
    </style:style>
    <style:style style:name="T72" style:family="text">
      <style:text-properties officeooo:rsid="0113ca27"/>
    </style:style>
    <style:style style:name="T73" style:family="text">
      <style:text-properties officeooo:rsid="011bd216"/>
    </style:style>
    <style:style style:name="T74" style:family="text">
      <style:text-properties officeooo:rsid="011eb756"/>
    </style:style>
    <style:style style:name="T75" style:family="text">
      <style:text-properties officeooo:rsid="012202aa"/>
    </style:style>
    <style:style style:name="T76" style:family="text">
      <style:text-properties officeooo:rsid="012302ea"/>
    </style:style>
    <style:style style:name="T77" style:family="text">
      <style:text-properties officeooo:rsid="0126d667"/>
    </style:style>
    <style:style style:name="T78" style:family="text">
      <style:text-properties officeooo:rsid="0129ef20"/>
    </style:style>
    <style:style style:name="T79" style:family="text">
      <style:text-properties officeooo:rsid="0130627d"/>
    </style:style>
    <style:style style:name="T80" style:family="text">
      <style:text-properties officeooo:rsid="01342891"/>
    </style:style>
    <style:style style:name="T81" style:family="text">
      <style:text-properties officeooo:rsid="0135c560"/>
    </style:style>
    <style:style style:name="T82" style:family="text">
      <style:text-properties officeooo:rsid="0135fbbb"/>
    </style:style>
    <style:style style:name="T83" style:family="text">
      <style:text-properties officeooo:rsid="0136a751"/>
    </style:style>
    <style:style style:name="T84" style:family="text">
      <style:text-properties officeooo:rsid="013746c1"/>
    </style:style>
    <style:style style:name="T85" style:family="text">
      <style:text-properties officeooo:rsid="01400a34"/>
    </style:style>
    <style:style style:name="T86" style:family="text">
      <style:text-properties officeooo:rsid="0147c595"/>
    </style:style>
    <style:style style:name="T87" style:family="text">
      <style:text-properties officeooo:rsid="01489c97"/>
    </style:style>
    <style:style style:name="T88" style:family="text">
      <style:text-properties officeooo:rsid="014cba2e"/>
    </style:style>
    <style:style style:name="T89" style:family="text">
      <style:text-properties officeooo:rsid="014ece4c"/>
    </style:style>
    <style:style style:name="T90" style:family="text">
      <style:text-properties officeooo:rsid="01595dcb"/>
    </style:style>
    <style:style style:name="T91" style:family="text">
      <style:text-properties officeooo:rsid="015bed25"/>
    </style:style>
    <style:style style:name="T92" style:family="text">
      <style:text-properties officeooo:rsid="015c7522"/>
    </style:style>
    <style:style style:name="T93" style:family="text">
      <style:text-properties officeooo:rsid="01636061"/>
    </style:style>
    <style:style style:name="T94" style:family="text">
      <style:text-properties officeooo:rsid="0164adba"/>
    </style:style>
    <style:style style:name="T95" style:family="text">
      <style:text-properties officeooo:rsid="016acbc0"/>
    </style:style>
    <style:style style:name="T96" style:family="text">
      <style:text-properties officeooo:rsid="016c7301"/>
    </style:style>
    <style:style style:name="T97" style:family="text">
      <style:text-properties officeooo:rsid="01713a28"/>
    </style:style>
    <style:style style:name="T98" style:family="text">
      <style:text-properties officeooo:rsid="0175cb23"/>
    </style:style>
    <style:style style:name="T99" style:family="text">
      <style:text-properties officeooo:rsid="017afb6b"/>
    </style:style>
    <style:style style:name="T100" style:family="text">
      <style:text-properties officeooo:rsid="01830a1f"/>
    </style:style>
    <style:style style:name="T101" style:family="text">
      <style:text-properties style:font-name="Courier New1"/>
    </style:style>
    <style:style style:name="T102" style:family="text">
      <style:text-properties style:font-name="Courier New1" officeooo:rsid="018418d2"/>
    </style:style>
    <style:style style:name="T103" style:family="text">
      <style:text-properties officeooo:rsid="018418d2"/>
    </style:style>
    <style:style style:name="T104" style:family="text">
      <style:text-properties officeooo:rsid="01878875"/>
    </style:style>
    <style:style style:name="T105" style:family="text">
      <style:text-properties officeooo:rsid="018fc176"/>
    </style:style>
    <style:style style:name="T106" style:family="text">
      <style:text-properties officeooo:rsid="01907630"/>
    </style:style>
    <style:style style:name="T107" style:family="text">
      <style:text-properties officeooo:rsid="0192af87"/>
    </style:style>
    <style:style style:name="T108" style:family="text">
      <style:text-properties officeooo:rsid="019adcf8"/>
    </style:style>
    <style:style style:name="T109" style:family="text">
      <style:text-properties officeooo:rsid="019de618"/>
    </style:style>
    <style:style style:name="T110" style:family="text">
      <style:text-properties officeooo:rsid="01a14cbf"/>
    </style:style>
    <style:style style:name="T111" style:family="text">
      <style:text-properties officeooo:rsid="01a85623"/>
    </style:style>
    <style:style style:name="T112" style:family="text">
      <style:text-properties officeooo:rsid="01aa8dbc"/>
    </style:style>
    <style:style style:name="T113" style:family="text">
      <style:text-properties officeooo:rsid="01acbc68"/>
    </style:style>
    <style:style style:name="T114" style:family="text">
      <style:text-properties officeooo:rsid="01ae494f"/>
    </style:style>
    <style:style style:name="T115" style:family="text">
      <style:text-properties officeooo:rsid="01b11435"/>
    </style:style>
    <style:style style:name="T116" style:family="text">
      <style:text-properties officeooo:rsid="01b336d2"/>
    </style:style>
    <style:style style:name="T117" style:family="text">
      <style:text-properties officeooo:rsid="01b173e3"/>
    </style:style>
    <style:style style:name="T118" style:family="text">
      <style:text-properties officeooo:rsid="01b48c37"/>
    </style:style>
    <style:style style:name="T119" style:family="text">
      <style:text-properties officeooo:rsid="01bc0831"/>
    </style:style>
    <style:style style:name="T120" style:family="text">
      <style:text-properties officeooo:rsid="01bca4ce"/>
    </style:style>
    <style:style style:name="T121" style:family="text">
      <style:text-properties officeooo:rsid="01bd7e77"/>
    </style:style>
    <style:style style:name="T122" style:family="text">
      <style:text-properties officeooo:rsid="01bf514b"/>
    </style:style>
    <style:style style:name="T123" style:family="text">
      <style:text-properties officeooo:rsid="01c2e14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odo man kann alles in Doku lesen aber manchmal ist es spannender etwas an Beispielen gezeigt zu bekommen.</text:p>
      <text:h text:style-name="P252" text:outline-level="1">Willkommen</text:h>
      <text:p text:style-name="P12">Das Arbeiten mit Geodaten und Landkarten hat durch das globale Positionsbestimmungssystem GPS (Global Positioning System) immer mehr an Relevanz gewonnen. So finden Sie auch im Internet immer mehr digitale Karten und Anwendungen die mit Geodaten arbeiten.</text:p>
      <text:p text:style-name="Quotations">Geodaten sind Informationen, die eine Zuordnung zu einer räumlichen Lage besitzen. 90 % aller Daten können einem Ort zugeordnet werden und sind somit Geodaten.</text:p>
      <text:p text:style-name="P14">Viele Anwendungen bieten <text:span text:style-name="T115">geografische</text:span> Informationen in Echtzeit an. </text:p>
      <text:p text:style-name="P17"><text:a xlink:type="simple" xlink:href="http://leafletjs.com/" text:style-name="Internet_20_link" text:visited-style-name="Visited_20_Internet_20_Link">Leaflet</text:a> ist eine freie JavaScript-Bibliothek, mit der WebGIS-Anwendungen erstellt werden können. Die Bibliothek verwendet HTML5, CSS3 und unterstützt somit die meisten Desktop- und Mobil-Browser. Neben OpenLayers und Google Maps API ist Leaflet eine der verbreitetsten Bibliotheken und wird von Webseiten wie GitHub,[2] FourSquare,[3] Pinterest und Flickr[4] eingesetzt. (<text:a xlink:type="simple" xlink:href="https://de.wikipedia.org/wiki/Leaflet" text:style-name="Internet_20_link" text:visited-style-name="Visited_20_Internet_20_Link">https://de.wikipedia.org/wiki/Leaflet</text:a>) todo</text:p>
      <text:p text:style-name="P14"/>
      <text:p text:style-name="P16">ESRI Inc. (Environmental Systems Research Institute) ist ein US-amerikanischer Softwarehersteller von Geoinformationssystemen (GIS). Das in Redlands in Kalifornien ansässige und vollständig im Privatbesitz befindliche Unternehmen wurde 1969 von Jack Dangermond gegründet. (<text:a xlink:type="simple" xlink:href="https://de.wikipedia.org/wiki/ESRI" text:style-name="Internet_20_link" text:visited-style-name="Visited_20_Internet_20_Link">https://de.wikipedia.org/wiki/ESRI</text:a>) <text:span text:style-name="T7">Todo</text:span></text:p>
      <text:p text:style-name="P14"/>
      <text:p text:style-name="P15">Geoinformationssysteme, Geographische Informationssysteme (GIS) oder Räumliche Informationssysteme (RIS) sind Informationssysteme zur Erfassung, Bearbeitung, Organisation, Analyse und Präsentation räumlicher Daten. Geoinformationssysteme umfassen die dazu benötigte Hardware, Software, Daten und Anwendungen. (<text:a xlink:type="simple" xlink:href="https://de.wikipedia.org/wiki/Geoinformationssystem" text:style-name="Internet_20_link" text:visited-style-name="Visited_20_Internet_20_Link">https://de.wikipedia.org/wiki/Geoinformationssystem</text:a>) <text:span text:style-name="T7">Todo</text:span></text:p>
      <text:p text:style-name="P15"/>
      <text:p text:style-name="P15"/>
      <text:h text:style-name="P255" text:outline-level="2"><text:soft-page-break/>Wichtiges zum Buch</text:h>
      <text:h text:style-name="P264" text:outline-level="3">Worum geht es in diesem Buch</text:h>
      <text:h text:style-name="P264" text:outline-level="3">Wer sollte dieses Buch lesen</text:h>
      <text:p text:style-name="P18">Ich gehe davon aus, dass Sie über grundlegende HTML und CSS (Cascading Style Sheets) Kenntnisse verfügen. Sie sollten auf alle Fälle wissen, wie <text:span text:style-name="T9">S</text:span>ie Cascading Style Sheets und JavaScript Skripte in ein HTML-Dokument einbinden und wie Sie mit einfach<text:span text:style-name="T10">en</text:span> HTML-Elemente<text:span text:style-name="T10">n</text:span> arbeiten. Für das Verständnis <text:span text:style-name="T8">der Beispiele</text:span> sind <text:span text:style-name="T11">darüber hinaus </text:span>grundlegende Javascript Kenntnisse hilfreich.</text:p>
      <text:h text:style-name="P256" text:outline-level="2">Die Autorin</text:h>
      <text:p text:style-name="P13">Fragen per E-Mail an <text:span text:style-name="T6">die E-Mail-Adresse info@astrid-guenther.de</text:span></text:p>
      <text:h text:style-name="P253" text:outline-level="1">Eine Karte <text:span text:style-name="T15">mit Leaflet </text:span>erstellen</text:h>
      <text:p text:style-name="P19">Todo was behandelt dieses Kapitel?</text:p>
      <text:h text:style-name="P257" text:outline-level="2">Wir beginnen mit einer einfachen Karte</text:h>
      <text:p text:style-name="P2"><text:bookmark-start text:name="__DdeLink__451_1591445353"/>Um eine Karte mit Leaflet auf einer Internetseite anzuzeigen, reichen wenige Schritte aus:<text:bookmark-end text:name="__DdeLink__451_1591445353"/></text:p>
      <text:list xml:id="list5330790400268009635" text:style-name="L1">
        <text:list-item>
          <text:p text:style-name="P218"><text:bookmark-start text:name="__DdeLink__454_1591445353"/><text:bookmark-start text:name="__DdeLink__32_1731769084"/>Integrieren Sie die notwendigen JavaScript und Cascading Style Sheet (CSS) Dateien.<text:bookmark-end text:name="__DdeLink__454_1591445353"/><text:bookmark-end text:name="__DdeLink__32_1731769084"/></text:p>
        </text:list-item>
        <text:list-item>
          <text:p text:style-name="P218"><text:bookmark-start text:name="__DdeLink__456_1591445353"/>Erstellen Sie ein &lt;div&gt;-Element in dem die Karte angezeigt werden soll.<text:bookmark-end text:name="__DdeLink__456_1591445353"/></text:p>
        </text:list-item>
        <text:list-item>
          <text:p text:style-name="P218"><text:bookmark-start text:name="__DdeLink__458_1591445353"/>Erstellen Sie das Karten-Objekt.<text:bookmark-end text:name="__DdeLink__458_1591445353"/></text:p>
        </text:list-item>
        <text:list-item>
          <text:p text:style-name="P218"><text:bookmark-start text:name="__DdeLink__461_1591445353"/>F<text:bookmark-start text:name="__DdeLink__37_1731769084"/>ügen Sie einen Karten-Layer zur Karte hinzu<text:bookmark-end text:name="__DdeLink__37_1731769084"/>.<text:bookmark-end text:name="__DdeLink__461_1591445353"/></text:p>
        </text:list-item>
      </text:list>
      <text:p text:style-name="P1">Zunächst erstellen wir aber ein<text:span text:style-name="T5">e</text:span> <text:span text:style-name="T5">HTML-Datei</text:span>, die Grundlage für die Beispiele sein wird.</text:p>
      <text:p text:style-name="Text_20_body">Todo Beispielcode?</text:p>
      <text:p text:style-name="Text_20_body"/>
      <text:p text:style-name="P193"><text:bookmark-start text:name="__DdeLink__433_1591445353"/>&lt;!DOCTYPE html&gt;</text:p>
      <text:p text:style-name="P193">&lt;html&gt;</text:p>
      <text:p text:style-name="P193">&lt;head&gt;</text:p>
      <text:p text:style-name="P195">&lt;title&gt;Eine OSM Karte mit Leaflet&lt;/title&gt;</text:p>
      <text:p text:style-name="P193"><text:soft-page-break/>&lt;/head&gt;</text:p>
      <text:p text:style-name="P193">&lt;body&gt;</text:p>
      <text:p text:style-name="P194">&lt;/body&gt;</text:p>
      <text:p text:style-name="P194">&lt;/html&gt;<text:bookmark-end text:name="__DdeLink__433_1591445353"/><text:span text:style-name="T17">todo 999</text:span></text:p>
      <text:p text:style-name="P21"/>
      <text:p text:style-name="P20">Ein Aufruf dieser Datei öffnet ein leeres Browser-Fenster. Nur der Titel der Seite ist abzulesen.</text:p>
      <text:h text:style-name="Heading_20_3" text:outline-level="3">Integrieren Sie die notwendigen JavaScript und Cascading Style Sheet (CSS) Dateien</text:h>
      <text:p text:style-name="P4">Sie haben zwei Möglichkeiten die notwendigen Dateien zu integrieren.</text:p>
      <text:list xml:id="list8832980764298160513" text:style-name="L2">
        <text:list-item>
          <text:p text:style-name="P219"><text:span text:style-name="T13">Erstellen Sie eine eigene </text:span>lokale Kopie <text:span text:style-name="T13">der Dateien</text:span></text:p>
        </text:list-item>
        <text:list-item>
          <text:p text:style-name="P220">Laden Sie die Dateien über ein Content Delivery Network (CDN)</text:p>
        </text:list-item>
      </text:list>
      <text:p text:style-name="P209">Ein Content Delivery Network (CDN) oder auch Content Distribution Network genannt, ist ein Netz regional verteilter und über das Internet verbundener Server, mit dem Inhalte – insbesondere große Mediendateien – ausgeliefert werden. Ein CDN stellt skalierende Speicher- und Auslieferungskapazitäten zur Verfügung und gewährleistet auch bei großen Lastspitzen einen optimalen Datendurchsatz. <text:span text:style-name="T14">Vorteil und Nachteile </text:span>(Todod)</text:p>
      <text:h text:style-name="Heading_20_4" text:outline-level="4">Eine Kopie <text:span text:style-name="T12">im Internet</text:span></text:h>
      <text:p text:style-name="P5">Xx</text:p>
      <text:p text:style-name="P5"/>
      <text:p text:style-name="Quelltext"><text:script xlink:href="https://unpkg.com/leaflet@1.1.0/dist/leaflet.js"/>&lt;!DOCTYPE html&gt;</text:p>
      <text:p text:style-name="Quelltext">&lt;html&gt;</text:p>
      <text:p text:style-name="Quelltext">&lt;head&gt;</text:p>
      <text:p text:style-name="P196">&lt;title&gt;Eine OSM Karte mit Leaflet&lt;/title&gt;</text:p>
      <text:p text:style-name="P198"><text:bookmark-start text:name="__DdeLink__600_1677780976"/>&lt;link rel="stylesheet" href="https://unpkg.com/leaflet@1.1.0/dist/leaflet.css" /&gt;</text:p>
      <text:p text:style-name="P198">&lt;script src="https://unpkg.com/leaflet@1.1.0/dist/leaflet.js"&gt;&lt;/script&gt;</text:p>
      <text:p text:style-name="P202"><text:bookmark-end text:name="__DdeLink__600_1677780976"/>&lt;/head&gt;</text:p>
      <text:p text:style-name="Quelltext">&lt;body&gt;</text:p>
      <text:p text:style-name="Quelltext">&lt;/body&gt;</text:p>
      <text:p text:style-name="Quelltext">&lt;/html&gt; <text:span text:style-name="T18">todo 998</text:span></text:p>
      <text:p text:style-name="P114"><text:soft-page-break/>Todo Beispielcode? <text:span text:style-name="T16">Und wie binde ich skripte am besten ein defer?? und </text:span><text:a xlink:type="simple" xlink:href="https://stackoverflow.com/questions/45281262/where-should-i-put-leafelt-script-tags-in-html-markup-and-can-i-use-async-or-d/45282437?noredirect=1#comment77528842_45282437" text:style-name="Internet_20_link" text:visited-style-name="Visited_20_Internet_20_Link"><text:span text:style-name="T16">https://stackoverflow.com/questions/45281262/where-should-i-put-leafelt-script-tags-in-html-markup-and-can-i-use-async-or-d/45282437?noredirect=1#comment77528842_45282437</text:span></text:a><text:span text:style-name="T16"> - <text:line-break/></text:span><text:a xlink:type="simple" xlink:href="http://wiki.selfhtml.org/wiki/JavaScript/DOM/Event/load" text:style-name="Internet_20_link" text:visited-style-name="Visited_20_Internet_20_Link"><text:span text:style-name="T16">http://wiki.selfhtml.org/wiki/JavaScript/DOM/Event/load</text:span></text:a><text:span text:style-name="T16"> und mymap99_test.</text:span></text:p>
      <text:p text:style-name="P26"/>
      <text:p text:style-name="P60">Todo https://developer.mozilla.org/en-US/docs/Web/Security/Subresource_Integrity</text:p>
      <text:p text:style-name="P24"/>
      <text:p text:style-name="P24"/>
      <text:p text:style-name="P25">Todo <text:a xlink:type="simple" xlink:href="https://dev.w3.org/html5/html-author/#void-elements-0" text:style-name="Internet_20_link" text:visited-style-name="Visited_20_Internet_20_Link">https://dev.w3.org/html5/html-author/#void-elements-0</text:a><text:line-break/>https://dev.w3.org/html5/html-author/#start-tag</text:p>
      <text:p text:style-name="P7"><text:span text:style-name="T2"><text:script xlink:href="https://unpkg.com/leaflet@1.1.0/dist/leaflet.js"/></text:span><text:span text:style-name="T2">xx</text:span></text:p>
      <text:p text:style-name="P8">Auch jetzt sieht man noch nichts, wenn man die HTML-Datei im Browser aufruft.</text:p>
      <text:p text:style-name="P22">Todo Link <text:a xlink:type="simple" xlink:href="http://leafletjs.com/download.html" text:style-name="Internet_20_link" text:visited-style-name="Visited_20_Internet_20_Link">http://leafletjs.com/download.html</text:a></text:p>
      <text:h text:style-name="P275" text:outline-level="4">Eine lokale Kopie</text:h>
      <text:p text:style-name="P6">Xx</text:p>
      <text:p text:style-name="P23">Todo Download http://leafletjs.com/download.html</text:p>
      <text:h text:style-name="Heading_20_3" text:outline-level="3">Erstellen Sie ein &lt;div&gt;-Element in dem die Karte angezeigt werden soll</text:h>
      <text:p text:style-name="P3">Xx</text:p>
      <text:p text:style-name="P3"/>
      <text:p text:style-name="P208">&lt;!DOCTYPE HTML&gt;</text:p>
      <text:p text:style-name="P208">&lt;html&gt;</text:p>
      <text:p text:style-name="P208">&lt;head&gt;</text:p>
      <text:p text:style-name="P208">&lt;title&gt;Eine OSM Karte mit Leaflet&lt;/title&gt;</text:p>
      <text:p text:style-name="P208">&lt;link rel="stylesheet" href="https://unpkg.com/leaflet@1.1.0/dist/leaflet.css" /&gt;</text:p>
      <text:p text:style-name="P208">&lt;script src="https://unpkg.com/leaflet@1.1.0/dist/leaflet.js"&gt;&lt;/script&gt;</text:p>
      <text:p text:style-name="P208">&lt;/head&gt;</text:p>
      <text:p text:style-name="P208">&lt;body&gt;</text:p>
      <text:p text:style-name="P199"><text:soft-page-break/>&lt;div style="height: 180px;" id="mapid"&gt;&lt;/div&gt;</text:p>
      <text:p text:style-name="P208">&lt;/body&gt;</text:p>
      <text:p text:style-name="P208">&lt;/html&gt; todo 997</text:p>
      <text:p text:style-name="P3"/>
      <text:p text:style-name="Text_20_body">Todo Tipp css in html inline damit man unt<text:span text:style-name="T3">e</text:span>rschiedliche karten in unterscheidlichen größen anzeigen kann.</text:p>
      <text:h text:style-name="Heading_20_3" text:outline-level="3"><text:span text:style-name="T1">E</text:span>rstellen Sie das Karten-Objekt</text:h>
      <text:p text:style-name="P9">Nun wird es spannend.</text:p>
      <text:p text:style-name="P9"/>
      <text:p text:style-name="P9"/>
      <text:p text:style-name="P9"/>
      <text:p text:style-name="P208"><text:bookmark-start text:name="__DdeLink__616_1677780976"/>&lt;!DOCTYPE HTML&gt;</text:p>
      <text:p text:style-name="P208">&lt;html&gt;</text:p>
      <text:p text:style-name="P208">&lt;head&gt;</text:p>
      <text:p text:style-name="P208">&lt;title&gt;Eine OSM Karte mit Leaflet&lt;/title&gt;</text:p>
      <text:p text:style-name="P208">&lt;link rel="stylesheet" href="https://unpkg.com/leaflet@1.1.0/dist/leaflet.css" /&gt;</text:p>
      <text:p text:style-name="P208">&lt;script src="https://unpkg.com/leaflet@1.1.0/dist/leaflet.js"&gt;&lt;/script&gt;</text:p>
      <text:p text:style-name="P208">&lt;/head&gt;</text:p>
      <text:p text:style-name="P208">&lt;body&gt;</text:p>
      <text:p text:style-name="P208">&lt;div style="height: 180px;" id="mapid"&gt;&lt;/div&gt;</text:p>
      <text:p text:style-name="P200"><text:bookmark-start text:name="__DdeLink__618_1677780976"/>&lt;script&gt;</text:p>
      <text:p text:style-name="P201">var mymap = L.map('mapid').setView([50.27264, 7.26469], 13);</text:p>
      <text:p text:style-name="P200">&lt;/script&gt;<text:bookmark-end text:name="__DdeLink__618_1677780976"/></text:p>
      <text:p text:style-name="P208">&lt;/body&gt;</text:p>
      <text:p text:style-name="P203"><text:span text:style-name="T19">&lt;/html&gt;</text:span><text:bookmark-end text:name="__DdeLink__616_1677780976"/><text:span text:style-name="T19"> 996</text:span></text:p>
      <text:p text:style-name="P11"/>
      <text:p text:style-name="P10">Todo: Tipp Center und Zoom immer zuweisen.</text:p>
      <text:h text:style-name="Heading_20_3" text:outline-level="3"><text:span text:style-name="T4">F</text:span>ügen Sie eine <text:span text:style-name="T27">Schicht mit Kacheln</text:span> <text:span text:style-name="T27">(Tile-Layer) </text:span>zur Karte hinzu</text:h>
      <text:p text:style-name="P34">Der letzte Schritt beim Erstellen der Karte <text:span text:style-name="T29">ist</text:span> das Hinzufügen der Kacheln. Die<text:span text:style-name="T28">se</text:span> Schicht oder d<text:span text:style-name="T28">i</text:span>e<text:span text:style-name="T28">se</text:span>r Layer, kann als eine Art Basis angesehen werden. <text:span text:style-name="T28">Es </text:span><text:soft-page-break/><text:span text:style-name="T28">handelt sich um die grafische Darstellung auf der die Objekte die wir hier im Buch erarbeiten, dargestellt werden.</text:span></text:p>
      <text:p text:style-name="P35">Kacheln in einem Layer werden als Service von unterschiedlichen Servern angeboten. Im <text:span text:style-name="T33">nächsten</text:span> Kapitel <text:span text:style-name="T33">werde</text:span> ich Ihnen <text:span text:style-name="T33">genauer </text:span>erläutert, dass diese Kacheln normalerweise als 256 x 256 Pixel Images angeboten werden <text:span text:style-name="T29">und warum URL zum Aufruf der Kacheln </text:span><text:span text:style-name="T30">/z/x/y.png</text:span><text:span text:style-name="T29"> lautet. </text:span></text:p>
      <text:p text:style-name="Quotations">Ich <text:span text:style-name="T33">verwende hier</text:span> OpenstreetMap zur Darstellung der Karte. Die rechtlichen <text:span text:style-name="T33">Voraussetzungen</text:span> zur Verwendung der Kacheln des Openstreetmap Servers finden Sie unter der Adresse <text:a xlink:type="simple" xlink:href="https://operations.osmfoundation.org/policies/tiles" text:style-name="Internet_20_link" text:visited-style-name="Visited_20_Internet_20_Link">https://operations.osmfoundation.org/policies/tiles</text:a></text:p>
      <text:p text:style-name="P3"/>
      <text:p text:style-name="P204"><text:bookmark-start text:name="__DdeLink__29273_1677780976"/>&lt;!DOCTYPE HTML&gt;</text:p>
      <text:p text:style-name="P204">&lt;html&gt;</text:p>
      <text:p text:style-name="P204">&lt;head&gt;</text:p>
      <text:p text:style-name="P204">&lt;title&gt;Eine OSM Karte mit Leaflet&lt;/title&gt;</text:p>
      <text:p text:style-name="P204">&lt;link rel="stylesheet" href="https://unpkg.com/leaflet@1.1.0/dist/leaflet.css" /&gt;</text:p>
      <text:p text:style-name="P204">&lt;script src="https://unpkg.com/leaflet@1.1.0/dist/leaflet.js"&gt;&lt;/script&gt;</text:p>
      <text:p text:style-name="P204">&lt;/head&gt;</text:p>
      <text:p text:style-name="P204">&lt;body&gt;</text:p>
      <text:p text:style-name="P204">&lt;div style="height: 180px;" id="mapid"&gt;&lt;/div&gt;</text:p>
      <text:p text:style-name="P204">&lt;script&gt;</text:p>
      <text:p text:style-name="P204">var mymap = L.map('mapid').setView([50.27264, 7.26469], 13);</text:p>
      <text:p text:style-name="P204">L.tileLayer('http://{s}.tile.osm.org/{z}/{x}/{y}.png').addTo(mymap);</text:p>
      <text:p text:style-name="P204">&lt;/script&gt;</text:p>
      <text:p text:style-name="P204">&lt;/body&gt;</text:p>
      <text:p text:style-name="P204">&lt;/html&gt; todo 995<text:bookmark-end text:name="__DdeLink__29273_1677780976"/></text:p>
      <text:p text:style-name="P11"/>
      <text:p text:style-name="P11"/>
      <text:h text:style-name="P258" text:outline-level="2"><text:soft-page-break/><text:span text:style-name="T26">Exkurs</text:span>: <text:span text:style-name="T22">Wie werden Landkarten auf einer Webseite angezeigt?</text:span></text:h>
      <text:h text:style-name="Heading_20_3" text:outline-level="3">Vektoren und Bitmaps</text:h>
      <text:p text:style-name="P30">Dies ist ein ziemlich großes Thema und wie Sie wahrscheinlich wissen, gibt es viele Alternativen für die Anzeige von Karten im Internet. Aber letztlich müssen sie alle ein Bild auf einen Bildschirm stellen. Es gibt mehr als einen Weg, dies zu tun, mit dem größten Unterschied ist die Präsentation des Bildes auf dem Bildschirm entweder ein Vektor-Bild oder eine Bitmap.</text:p>
      <text:h text:style-name="Heading_20_4" text:outline-level="4">Vektoren</text:h>
      <text:p text:style-name="P31">Todo bilder <text:span text:style-name="T23">und </text:span><text:a xlink:type="simple" xlink:href="https://medium.com/@mbostock/command-line-cartography-part-1-897aa8f8ca2c" text:style-name="Internet_20_link" text:visited-style-name="Visited_20_Internet_20_Link"><text:span text:style-name="T23">https://medium.com/@mbostock/command-line-cartography-part-1-897aa8f8ca2c</text:span></text:a></text:p>
      <text:p text:style-name="P32">http://t3n.de/magazin/javascript-bibliothek-d3-237224/</text:p>
      <text:h text:style-name="Heading_20_4" text:outline-level="4">Bitmaps</text:h>
      <text:p text:style-name="P30">Todo bilder</text:p>
      <text:h text:style-name="P265" text:outline-level="3">Vektoren und Bitmaps <text:span text:style-name="T24">für Karten: </text:span>Aufbau einer digitalen Vektorkarte</text:h>
      <text:p text:style-name="P28">Karten sollen intuitiv und einfach bedienbar sein. Idealerweise ist jeder Ausschnitt der Karte in jeder Auflösung schnell abrufbar. </text:p>
      <text:p text:style-name="P28">Theoretisch ist dies für Vektorkarten möglich. Praktisch kostet es aber sehr viel Rechenzeit. Aus diesem Grund werden die Karten in der Regel in kleinen Bereichen <text:span text:style-name="T21">im Vorfeld </text:span>berechnet und in einem Grafikformat gespeichert. Bei der Anzeige werden dann immer nur die Kartenbereiche neu berechnet, bei denen sich etwas geändert hat.</text:p>
      <text:h text:style-name="Heading_20_3" text:outline-level="3">OSM teilt die Welt in Kacheln</text:h>
      <text:p text:style-name="P28">Die Karte von OpenStreeMap zerlegt die Welt in Quadrate und nennt diese Quadrate Tiles. Jedes Quadrat ist 256 x 256 Pixel groß. </text:p>
      <text:p text:style-name="Quotations">Die Google Maps API unterteilt ihr Kartenbilder auch in quadratische Kartenkacheln, die in einem Raster angeordnet sind. Wenn Sie die Website google.de/maps aufrufen und eine neue Vergrößerungsstufe wählen wird ermittelt, welche Daten erforderlich sind. Diese Daten werden dann in einen Kachelsatz übersetzt und angezeigt.</text:p>
      <text:p text:style-name="P28"><text:soft-page-break/>Die Zoomstufe 0 bildet die ganze Welt auf ein Quadrat ab. Teilt man den Erdumfang von 40.038 Kilometern durch die 256 Pixel sieht man im Ergebnis, dass ein Pixel 156,4 Kilometer darstellt. Das ist noch nicht sehr detailliert. Bis Zoomstufe 19 ändert sich aber eine ganze Menge. Auf der nachfolgenden Tabelle sehen Sie, dass bei Zoomstufe 19 ein Pixel einem Bereich von 0,3 Metern auf der Erde entspricht.</text:p>
      <table:table table:name="Tabelle1" table:style-name="Tabelle1">
        <table:table-column table:style-name="Tabelle1.A" table:number-columns-repeated="3"/>
        <table:table-column table:style-name="Tabelle1.D"/>
        <table:table-row>
          <table:table-cell table:style-name="Tabelle1.A1" office:value-type="string">
            <text:p text:style-name="P29"><text:bookmark-start text:name="__DdeLink__29177_1677780976"/>Zoom­stufe<text:bookmark-end text:name="__DdeLink__29177_1677780976"/></text:p>
          </table:table-cell>
          <table:table-cell table:style-name="Tabelle1.A1" office:value-type="string">
            <text:p text:style-name="P29">Kachel­anzahl</text:p>
          </table:table-cell>
          <table:table-cell table:style-name="Tabelle1.A1" office:value-type="string">
            <text:p text:style-name="P29"><text:bookmark-start text:name="__DdeLink__29179_1677780976"/>Kachelbreite entspricht<text:bookmark-end text:name="__DdeLink__29179_1677780976"/></text:p>
          </table:table-cell>
          <table:table-cell table:style-name="Tabelle1.D1" office:value-type="string">
            <text:p text:style-name="P29">Pixel entspricht</text:p>
          </table:table-cell>
        </table:table-row>
        <table:table-row>
          <table:table-cell table:style-name="Tabelle1.A2" office:value-type="string">
            <text:p text:style-name="P215">0</text:p>
          </table:table-cell>
          <table:table-cell table:style-name="Tabelle1.A2" office:value-type="string">
            <text:p text:style-name="P215">1</text:p>
          </table:table-cell>
          <table:table-cell table:style-name="Tabelle1.A2" office:value-type="string">
            <text:p text:style-name="P29"><text:bookmark-start text:name="__DdeLink__29181_1677780976"/>40.038 km<text:bookmark-end text:name="__DdeLink__29181_1677780976"/></text:p>
          </table:table-cell>
          <table:table-cell table:style-name="Tabelle1.D2" office:value-type="string">
            <text:p text:style-name="P29">156 km</text:p>
          </table:table-cell>
        </table:table-row>
        <table:table-row>
          <table:table-cell table:style-name="Tabelle1.A2" office:value-type="string">
            <text:p text:style-name="P215">1</text:p>
          </table:table-cell>
          <table:table-cell table:style-name="Tabelle1.A2" office:value-type="string">
            <text:p text:style-name="P215">4</text:p>
          </table:table-cell>
          <table:table-cell table:style-name="Tabelle1.A2" office:value-type="string">
            <text:p text:style-name="P29"><text:bookmark-start text:name="__DdeLink__29183_1677780976"/>20.019 km<text:bookmark-end text:name="__DdeLink__29183_1677780976"/></text:p>
          </table:table-cell>
          <table:table-cell table:style-name="Tabelle1.D2" office:value-type="string">
            <text:p text:style-name="P29">78 km</text:p>
          </table:table-cell>
        </table:table-row>
        <table:table-row>
          <table:table-cell table:style-name="Tabelle1.A2" office:value-type="string">
            <text:p text:style-name="P214">..</text:p>
          </table:table-cell>
          <table:table-cell table:style-name="Tabelle1.A2" office:value-type="string">
            <text:p text:style-name="P214">..</text:p>
          </table:table-cell>
          <table:table-cell table:style-name="Tabelle1.A2" office:value-type="string">
            <text:p text:style-name="P214">..</text:p>
          </table:table-cell>
          <table:table-cell table:style-name="Tabelle1.D2" office:value-type="string">
            <text:p text:style-name="P214">..</text:p>
          </table:table-cell>
        </table:table-row>
        <table:table-row>
          <table:table-cell table:style-name="Tabelle1.A2" office:value-type="string">
            <text:p text:style-name="P215">18</text:p>
          </table:table-cell>
          <table:table-cell table:style-name="Tabelle1.A2" office:value-type="string">
            <text:p text:style-name="P215"><text:bookmark-start text:name="__DdeLink__29186_1677780976"/>69 Mrd.<text:bookmark-end text:name="__DdeLink__29186_1677780976"/></text:p>
          </table:table-cell>
          <table:table-cell table:style-name="Tabelle1.A2" office:value-type="string">
            <text:p text:style-name="P215">153</text:p>
          </table:table-cell>
          <table:table-cell table:style-name="Tabelle1.D2" office:value-type="string">
            <text:p text:style-name="P215">0,6 m</text:p>
          </table:table-cell>
        </table:table-row>
        <table:table-row>
          <table:table-cell table:style-name="Tabelle1.A2" office:value-type="string">
            <text:p text:style-name="P215">19</text:p>
          </table:table-cell>
          <table:table-cell table:style-name="Tabelle1.A2" office:value-type="string">
            <text:p text:style-name="P215">275 Mrd.</text:p>
          </table:table-cell>
          <table:table-cell table:style-name="Tabelle1.A2" office:value-type="string">
            <text:p text:style-name="P215">76 m</text:p>
          </table:table-cell>
          <table:table-cell table:style-name="Tabelle1.D2" office:value-type="string">
            <text:p text:style-name="P215">0,3 m</text:p>
          </table:table-cell>
        </table:table-row>
      </table:table>
      <text:p text:style-name="P28"/>
      <text:p text:style-name="P28">Die Tabelle können Sie unter der Adresse <text:bookmark-start text:name="__DdeLink__29175_1677780976"/>wiki.openstreetmap.org/wiki/Zoom_levels<text:bookmark-end text:name="__DdeLink__29175_1677780976"/> vollständig und mit weiteren Angaben im Internet abrufen.</text:p>
      <text:p text:style-name="Quotations">Vielleicht sind Sie es gewohnt, bei der Darstellung von Landkarten in den Zahlen eines Maßstabs zu denken? Bei digitalen Karten kann ich Ihnen keinen Maßstab im Sinne einer Papierkarte nennen, weil die Druckauflösung nicht bekannt ist und ein Maßstab hiervon abhängt. </text:p>
      <text:h text:style-name="Heading_20_3" text:outline-level="3"><text:bookmark-start text:name="__DdeLink__29196_1677780976"/>Wie weiß Leaflet welche Kacheln angezeigt werden sollen?<text:bookmark-end text:name="__DdeLink__29196_1677780976"/></text:h>
      <text:p text:style-name="P33"/>
      <text:p text:style-name="P33">998.png</text:p>
      <text:p text:style-name="P33"><text:span text:style-name="T25">99</text:span>8a.png</text:p>
      <text:p text:style-name="P27">todo exkurs tiles, <text:span text:style-name="T20">Seite 96</text:span></text:p>
      <text:h text:style-name="Heading_20_2" text:outline-level="2">Schöne Kartenlayer</text:h>
      <text:p text:style-name="P36">Nachdem das Erstellen der ersten Karte so einfach <text:span text:style-name="T35">Vonstattenging</text:span>, fragen Sie sich sicher, ob es genauso einfach <text:span text:style-name="T34">eine</text:span> alternative <text:span text:style-name="T34">Darstellung – also Kacheln eines anderen Providers – zu verwenden. Die Antwort ist: Ja, es ist so einfach!</text:span></text:p>
      <text:p text:style-name="P37"><text:soft-page-break/>Ich zeige Ihnen hier zwei weitere Provider, nämlich Thunderforest <text:span text:style-name="T37">(</text:span><text:a xlink:type="simple" xlink:href="https://www.thunderforest.com/" text:style-name="Internet_20_link" text:visited-style-name="Visited_20_Internet_20_Link"><text:span text:style-name="T37">https://www.thunderforest.com/</text:span></text:a><text:span text:style-name="T37">) </text:span>und Stamen <text:span text:style-name="T38">(</text:span><text:a xlink:type="simple" xlink:href="https://stamen.com/" text:style-name="Internet_20_link" text:visited-style-name="Visited_20_Internet_20_Link"><text:span text:style-name="T38">https://stamen.com/</text:span></text:a><text:span text:style-name="T38">)</text:span>. Thunderforest erweitert von Openstreetmap angebotenen Kacheln und Stamen bietet etwas völlig anderes. Die Kacheln von Stamen sind eher künstlerischer Natur. <text:span text:style-name="T35">Beide Anbieter bieten Ihnen die Möglichkeit einen Alternativen Stile zu Ihrer Leaflet-Karte hinzuzufügen.</text:span></text:p>
      <text:h text:style-name="Heading_20_3" text:outline-level="3">Thunderforest</text:h>
      <text:p text:style-name="P41">Todod bei Anmeldung apikey</text:p>
      <text:p text:style-name="P39">Thunderforest bietet Ihnen gleich <text:span text:style-name="T42">neun</text:span> verschiedene Kachel-<text:span text:style-name="T40">V</text:span>arianten. <text:span text:style-name="T42">Sie erreichen die Kacheln alle über die gleiche URL, lediglich das Unterverzeichnis muss angepasst werden. Zum Beispiel sind die Kacheln der OpenCyclemap unter der Adresse </text:span><text:span text:style-name="T31">https://{s}.tile.thunderforest.com/cycle/{z}/{x}/{y}.png?apikey=YourApiKey</text:span><text:span text:style-name="T42"> abgelegt. Die Transportvariante finden Sie unter der Adresse </text:span><text:span text:style-name="T31">https://{s}.tile.thunderforest.com/transport/{z}/{x}/{y}.png?apikey= YourApiKey.</text:span></text:p>
      <text:p text:style-name="P42"/>
      <text:list xml:id="list3889060352535371437" text:style-name="L3">
        <text:list-item>
          <text:p text:style-name="P221">OpenCyclemap <text:span text:style-name="T42">(cycle)</text:span>:<text:line-break/><text:span text:style-name="T41">997.png todo</text:span></text:p>
        </text:list-item>
        <text:list-item>
          <text:p text:style-name="P221">Transport <text:span text:style-name="T42">(transport)</text:span></text:p>
        </text:list-item>
        <text:list-item>
          <text:p text:style-name="P222">Landscape <text:span text:style-name="T42">(landscape)</text:span>:<text:line-break/><text:span text:style-name="T40">Diese Darstellung konzentrierte sich auf Informationen in der Natur – ideal für den ländlichen Kontext.</text:span></text:p>
        </text:list-item>
        <text:list-item>
          <text:p text:style-name="P221">Outdoors <text:span text:style-name="T42">(outdoors)</text:span></text:p>
        </text:list-item>
        <text:list-item>
          <text:p text:style-name="P223">Transport Dark <text:span text:style-name="T42">(transport-dark)</text:span></text:p>
        </text:list-item>
        <text:list-item>
          <text:p text:style-name="P223">Spinal Map <text:span text:style-name="T42">(spinal-map)</text:span></text:p>
        </text:list-item>
        <text:list-item>
          <text:p text:style-name="P224">Pioneer <text:span text:style-name="T42">(pioneer)</text:span></text:p>
        </text:list-item>
        <text:list-item>
          <text:p text:style-name="P224">Mobile Atlas <text:span text:style-name="T42">(mobile-atlas)</text:span></text:p>
        </text:list-item>
        <text:list-item>
          <text:p text:style-name="P224">Neighbourhood <text:span text:style-name="T42">(neighbourhood)</text:span></text:p>
        </text:list-item>
      </text:list>
      <text:p text:style-name="P40"/>
      <text:p text:style-name="P38"><text:span text:style-name="T36">Wenn Sie</text:span> Thunderforest verwenden <text:span text:style-name="T36">möchten, </text:span>müssen Sie als Tile Layer nur die <text:span text:style-name="T36">im nachfolgenden Beispiel zu sehende </text:span>URL <text:span text:style-name="T39">angeben</text:span>. Der <text:span text:style-name="T36">nachfolgende Beispiel-</text:span>Programmcode zeigt Ihnen die genaue Syntax.</text:p>
      <text:p text:style-name="P205">&lt;!DOCTYPE HTML&gt;</text:p>
      <text:p text:style-name="P205"><text:soft-page-break/>&lt;html&gt;</text:p>
      <text:p text:style-name="P205">&lt;head&gt;</text:p>
      <text:p text:style-name="P205">&lt;title&gt;Eine OSM Karte mit Leaflet&lt;/title&gt;</text:p>
      <text:p text:style-name="P205">&lt;link rel="stylesheet" href="https://unpkg.com/leaflet@1.1.0/dist/leaflet.css" /&gt;</text:p>
      <text:p text:style-name="P205">&lt;script src="https://unpkg.com/leaflet@1.1.0/dist/leaflet.js"&gt;&lt;/script&gt;</text:p>
      <text:p text:style-name="P205">&lt;/head&gt;</text:p>
      <text:p text:style-name="P205">&lt;body&gt;</text:p>
      <text:p text:style-name="P205">&lt;div style="height: 180px;" id="mapid"&gt;&lt;/div&gt;</text:p>
      <text:p text:style-name="P205">&lt;script&gt;</text:p>
      <text:p text:style-name="P205">var mymap = L.map('mapid').setView([50.27264, 7.26469], 13);</text:p>
      <text:p text:style-name="P206">L.tileLayer('<text:span text:style-name="T43">https://{s}.tile.thunderforest.com/cycle/{z}/{x}/{y}.png?apikey=YourApiKey</text:span>').addTo(mymap);</text:p>
      <text:p text:style-name="P205">&lt;/script&gt;</text:p>
      <text:p text:style-name="P205">&lt;/body&gt;</text:p>
      <text:p text:style-name="P205">&lt;/html&gt; todo 994</text:p>
      <text:p text:style-name="P207"/>
      <text:h text:style-name="Heading_20_3" text:outline-level="3">Stamen</text:h>
      <text:p text:style-name="P43">Todo</text:p>
      <text:p text:style-name="P44">Man muss Skript einbinden und speziellen Layer erstellen.</text:p>
      <text:p text:style-name="P212"><text:s text:c="2"/>"<text:bookmark-start text:name="__DdeLink__29370_1677780976"/>toner<text:bookmark-end text:name="__DdeLink__29370_1677780976"/>": <text:s text:c="7"/>MAKE_PROVIDER("toner", "png", 0, 20),</text:p>
      <text:p text:style-name="Preformatted_20_Text"><text:s text:c="8"/>"terrain": <text:s text:c="5"/>MAKE_PROVIDER("terrain", "png", 0, 18),</text:p>
      <text:p text:style-name="Preformatted_20_Text"><text:s text:c="8"/>"terrain-classic": MAKE_PROVIDER("terrain-classic", "png", 0, 18),</text:p>
      <text:p text:style-name="P213"><text:s text:c="8"/>"watercolor": <text:s text:c="2"/>MAKE_PROVIDER("watercolor", "jpg", 1, 18),</text:p>
      <text:p text:style-name="P45">Bild 996.png</text:p>
      <text:p text:style-name="P47">Todo Achtung zoom 19 funktioniert nicht. <text:span text:style-name="T48">(https://stackoverflow.com/questions/45299088/exclude-zoom-level-in-leaflet-stamen-map/45307170#45307170)</text:span></text:p>
      <text:p text:style-name="P46"/>
      <text:p text:style-name="P48">Weiter Anbieter von Kachel finden Sie unter der Adresse: <text:a xlink:type="simple" xlink:href="http://wiki.openstreetmap.org/wiki/Tiles" text:style-name="Internet_20_link" text:visited-style-name="Visited_20_Internet_20_Link">http://wiki.openstreetmap.org/wiki/Tiles</text:a></text:p>
      <text:p text:style-name="P49">Tipp <text:a xlink:type="simple" xlink:href="http://mapstack.stamen.com/" text:style-name="Internet_20_link" text:visited-style-name="Visited_20_Internet_20_Link">http://mapstack.stamen.com/</text:a> Image machen</text:p>
      <text:p text:style-name="P49"/>
      <text:p text:style-name="P50"><text:soft-page-break/>Todo: Wer google nutzen will: <text:a xlink:type="simple" xlink:href="https://gitlab.com/IvanSanchez/Leaflet.GridLayer.GoogleMutant" text:style-name="Internet_20_link" text:visited-style-name="Visited_20_Internet_20_Link">https://gitlab.com/IvanSanchez/Leaflet.GridLayer.GoogleMutant</text:a></text:p>
      <text:p text:style-name="P50"/>
      <text:p text:style-name="P54">Todo <text:a xlink:type="simple" xlink:href="https://gis.stackexchange.com/questions/53011/difference-between-a-wmts-and-a-wms" text:style-name="Internet_20_link" text:visited-style-name="Visited_20_Internet_20_Link">https://gis.stackexchange.com/questions/53011/difference-between-a-wmts-and-a-wms</text:a></text:p>
      <text:p text:style-name="P55"><text:a xlink:type="simple" xlink:href="https://de.wikipedia.org/wiki/Web_Map_Service" text:style-name="Internet_20_link" text:visited-style-name="Visited_20_Internet_20_Link">https://de.wikipedia.org/wiki/Web_Map_Service</text:a></text:p>
      <text:p text:style-name="P55"><text:a xlink:type="simple" xlink:href="https://de.wikipedia.org/wiki/Web_Map_Tile_Service" text:style-name="Internet_20_link" text:visited-style-name="Visited_20_Internet_20_Link">https://de.wikipedia.org/wiki/Web_Map_Tile_Service</text:a></text:p>
      <text:p text:style-name="P57">Todo Leaflet unterstützt WMS und WMTS – <text:span text:style-name="T47">Es gibt noch tms</text:span></text:p>
      <text:p text:style-name="P58">todo http://leafletjs.com/examples/wms/wms.html</text:p>
      <text:h text:style-name="P259" text:outline-level="2">Images als Layer – Web-Map-Service</text:h>
      <text:p text:style-name="P56">Sie haben eine Satellitenaufnahme und möchten diese als Layer verwenden. Nun wäre ein Umwandeln in Kacheln, wie es der im vorherigen Kapitel beschriebene </text:p>
      <text:p text:style-name="P53">Eine Alternative zur <text:span text:style-name="T45">beschriebenen </text:span>Kachtel-<text:span text:style-name="T45">T</text:span>echnik bieten bietet der Web-Map-Service. <text:span text:style-name="T46">GetMap: Diese Anfrage liefert ein georeferenziertes Rasterbild (Karte) vom WMS zurück. Innerhalb der Anfrage können u.a. Optionen über die gewünschten Kartenlayer, die gewünschte Darstellung der Layer, das zugrundeliegende Koordinatensystem, den Kartenausschnitt, die Größe der Kartenausgabe und das Ausgabeformat gemacht werden.</text:span></text:p>
      <text:p text:style-name="P52">Ein <text:a xlink:type="simple" xlink:href="https://de.wikipedia.org/wiki/Web_Map_Service" text:style-name="Internet_20_link" text:visited-style-name="Visited_20_Internet_20_Link">Web-Map-Service</text:a> (WMS) ist eine Schnittstelle zum Abrufen von Auszügen aus Landkarten über das Internet. Der WMS ist ein Spezialfall eines <text:a xlink:type="simple" xlink:href="https://de.wikipedia.org/wiki/Webservice" text:style-name="Internet_20_link" text:visited-style-name="Visited_20_Internet_20_Link">Web Services</text:a> und ermöglicht die Maschine-zu-Maschine-Kommunikation auf Basis von HTTP oder HTTPS über Rechnernetze wie das World Wide Web.</text:p>
      <text:p text:style-name="P51">Detailierte technische Informationen zum Web Mapping Service (WMS) finden Sie unter der Adresse <text:a xlink:type="simple" xlink:href="http://www.opengeospatial.org/standards/wms" text:style-name="Internet_20_link" text:visited-style-name="Visited_20_Internet_20_Link">http://www.opengeospatial.org/standards/wms</text:a> im Internet.</text:p>
      <text:p text:style-name="P59">Todo <text:a xlink:type="simple" xlink:href="https://de.wikipedia.org/wiki/United_States_Geological_Survey" text:style-name="Internet_20_link" text:visited-style-name="Visited_20_Internet_20_Link">https://de.wikipedia.org/wiki/United_States_Geological_Survey</text:a></text:p>
      <text:p text:style-name="P61">todo <text:a xlink:type="simple" xlink:href="https://basemap.nationalmap.gov/arcgis/rest/services" text:style-name="Internet_20_link" text:visited-style-name="Visited_20_Internet_20_Link">https://basemap.nationalmap.gov/arcgis/rest/services</text:a></text:p>
      <text:p text:style-name="P62">todo deutscher Wetterdienst: <text:a xlink:type="simple" xlink:href="http://www.dwd.de/DE/wetter/warnungen_aktuell/objekt_einbindung/einbindung_karten_geowebservice.pdf?__blob=publicationFile&amp;v=2" text:style-name="Internet_20_link" text:visited-style-name="Visited_20_Internet_20_Link">http://www.dwd.de/DE/wetter/warnungen_aktuell/objekt_einbindung/einbindung_karten_geowebservice.pdf?__blob=publicationFile&amp;v=2</text:a></text:p>
      <text:p text:style-name="P62"/>
      <text:p text:style-name="P64">index_992.<text:span text:style-name="T49">html</text:span></text:p>
      <text:p text:style-name="P63"/>
      <text:p text:style-name="P62"><text:soft-page-break/></text:p>
      <text:p text:style-name="P63">995.png</text:p>
      <text:p text:style-name="P65">todo http://qgis.org/de/site/</text:p>
      <text:h text:style-name="P259" text:outline-level="2">Layer über Layer</text:h>
      <text:p text:style-name="P69">Todo transparenz</text:p>
      <text:p text:style-name="P63">index_991.html</text:p>
      <text:p text:style-name="P63"/>
      <text:p text:style-name="P63">994.png</text:p>
      <text:p text:style-name="P63">994a.png</text:p>
      <text:p text:style-name="P69">todo auch wmts layer kann verwendet werden.</text:p>
      <text:p text:style-name="P67">index_990.html</text:p>
      <text:p text:style-name="P68">994b.png</text:p>
      <text:h text:style-name="Heading_20_1" text:outline-level="1">Die Karte mit Daten bestücken</text:h>
      <text:p text:style-name="P66">Bisher haben wir <text:span text:style-name="T50">ausschließlich vollständige</text:span> Layer zur Karte hinzugefügt. <text:span text:style-name="T50">Wie das Beispiel mit den Warnhinweisen vom Deutschen Wetterdienst zeigt, könnend diese Layer dynamisch mit Daten bestückt werden.</text:span></text:p>
      <text:p text:style-name="P70">In diesem Kapitel zeige ich Ihnen nun, wie Sie selbst Layer mit Daten erstellen und als Schicht auf Ihrer Karte anzeigen können. <text:span text:style-name="T51">Dabei verwenden wir einfache geometrischen Objekten, die in einem zweidimensionalen Raum definiert. </text:span></text:p>
      <text:list xml:id="list6162700644699197206" text:style-name="L4">
        <text:list-item>
          <text:p text:style-name="P225"><text:span text:style-name="T51">Punkt/Marker:<text:line-break/>Das grundlegende Objekt ist der Punkt, den wir als ein Paar ganzer Zahlen – den Koordinaten – ansehen. In Leaflet gibt es Punkte und </text:span><text:span text:style-name="T55">komfortablere</text:span><text:span text:style-name="T51"> Punkte – die Marker.</text:span></text:p>
        </text:list-item>
        <text:list-item>
          <text:p text:style-name="P226">Linie:<text:line-break/>Eine Linie ist ein Paar von Punkten, von denen wir annehmen, dass sie durch einen geraden Linienabschnitt miteinander verbunden sind. </text:p>
        </text:list-item>
        <text:list-item>
          <text:p text:style-name="P226">Polygon und besondere Polygone:<text:line-break/>Ein Polygon ist eine Liste von Punkten. Wir nehmen an, dass benachbarte Punkte durch Linien miteinander verbunden sind und dass der erste Punkt mit dem letzten Punkt verbunden ist, so dass eine geschlossene Figur entsteht. </text:p>
        </text:list-item>
      </text:list>
      <text:p text:style-name="P71"><text:soft-page-break/>Sehen wir uns also nun an, wie Sie <text:bookmark-start text:name="__DdeLink__1061_736041745"/><text:span text:style-name="T53">Punkte, </text:span>Marker, Linien und Polygone<text:bookmark-end text:name="__DdeLink__1061_736041745"/> auf die Karte malen können.</text:p>
      <text:h text:style-name="Heading_20_2" text:outline-level="2">Von Punkten, Markern, Linien, Polygonen, <text:span text:style-name="T68">Rechtecken und Kreisen</text:span></text:h>
      <text:h text:style-name="Heading_20_3" text:outline-level="3">Punkte und Marker</text:h>
      <text:p text:style-name="P72">Gehen wir noch einmal von unserer Basiskarte aus. </text:p>
      <text:p text:style-name="P73">989.html</text:p>
      <text:p text:style-name="P73">993.png</text:p>
      <text:p text:style-name="P72">Diese <text:span text:style-name="T56">Karte</text:span> ist bisher nicht sehr spannend. <text:span text:style-name="T56">Landkarten</text:span>, die Straßen und Orte anzeigen findet man wie Sand am Meer. Auf Ihrer Website geht es sicher um etwas <text:span text:style-name="T52">Besonderes</text:span> und so möchten Sie sicher auch einen besonderen Ort hervorheben. </text:p>
      <text:h text:style-name="Heading_20_4" text:outline-level="4">Punkte</text:h>
      <text:p text:style-name="P75">Die Leaflet <text:a xlink:type="simple" xlink:href="http://leafletjs.com/reference-1.1.0.html#point" text:style-name="Internet_20_link" text:visited-style-name="Visited_20_Internet_20_Link">Klasse </text:a><text:a xlink:type="simple" xlink:href="http://leafletjs.com/reference-1.1.0.html#point" text:style-name="Internet_20_link" text:visited-style-name="Visited_20_Internet_20_Link"><text:span text:style-name="T57">Point</text:span></text:a> stellt einen Punkt mit X- und Y-Koordinaten in <text:span text:style-name="T57">Pixeln</text:span> dar. <text:s/>Point-Objekte sind in Leaflet nicht zur Anzeige gedacht. Vielmehr wird mit Ihnen gearbeitet. <text:span text:style-name="T59">Zum Beispiel gibt es die </text:span><text:a xlink:type="simple" xlink:href="http://leafletjs.com/reference-1.1.0.html#map-methods-for-modifying-map-state" text:style-name="Internet_20_link" text:visited-style-name="Visited_20_Internet_20_Link"><text:span text:style-name="T59">Methode </text:span></text:a><text:a xlink:type="simple" xlink:href="http://leafletjs.com/reference-1.1.0.html#map-methods-for-modifying-map-state" text:style-name="Internet_20_link" text:visited-style-name="Visited_20_Internet_20_Link"><text:span text:style-name="T58">panBy(&lt;Point&gt; offset, &lt;Pan options&gt; options?)</text:span></text:a><text:span text:style-name="T59"> mit der die Karte um eine gegebene Anzahl von Pixeln geschwenkt werden kann (animiert todo link zu events).</text:span></text:p>
      <text:p text:style-name="P74">Das ist nicht das, was wir möchten, wenn wir einen Punkt auf der Karte anzeigen möchten. Hier möchten wir vielmehr einen Marker mit Informationen hinzufügen. Und hierzu gibt es in Leaflet ein spezielles Objekt – das Marker Objekt.</text:p>
      <text:p text:style-name="P76">Todod was ist lat und was ist lon <text:span text:style-name="T60">und vielleicht formate</text:span></text:p>
      <text:p text:style-name="P77">index_988.html </text:p>
      <text:h text:style-name="Heading_20_4" text:outline-level="4">Marker</text:h>
      <text:p text:style-name="P78">Die Leaflet <text:a xlink:type="simple" xlink:href="http://leafletjs.com/reference-1.1.0.html#marker" text:style-name="Internet_20_link" text:visited-style-name="Visited_20_Internet_20_Link">Klasse Marker</text:a> wird verwendet, um anklickbare und/oder verschiebbare Symbole auf einer Karte anzuzeigen. Die Klasse erweitert die Klasse <text:a xlink:type="simple" xlink:href="http://leafletjs.com/reference-1.1.0.html#layer" text:style-name="Internet_20_link" text:visited-style-name="Visited_20_Internet_20_Link">Layer</text:a>.</text:p>
      <text:p text:style-name="P79">Beginnen wir mit einem einfachen Beispiel und fügen einen Marker zu unsere bisher langweiligen Karte hinzu.</text:p>
      <text:p text:style-name="P79"/>
      <text:p text:style-name="Quelltext">&lt;!DOCTYPE HTML&gt;</text:p>
      <text:p text:style-name="Quelltext">&lt;html&gt;</text:p>
      <text:p text:style-name="Quelltext"><text:soft-page-break/>&lt;head&gt;</text:p>
      <text:p text:style-name="Quelltext">&lt;title&gt;Eine OSM Karte mit Leaflet&lt;/title&gt;</text:p>
      <text:p text:style-name="Quelltext">&lt;link rel="stylesheet" href="https://unpkg.com/leaflet@1.1.0/dist/leaflet.css" /&gt;</text:p>
      <text:p text:style-name="Quelltext">&lt;script src="https://unpkg.com/leaflet@1.1.0/dist/leaflet.js"&gt;&lt;/script&gt;</text:p>
      <text:p text:style-name="Quelltext">&lt;/head&gt;</text:p>
      <text:p text:style-name="Quelltext">&lt;body&gt;</text:p>
      <text:p text:style-name="Quelltext">&lt;div style="height: 700px;" id="mapid"&gt;&lt;/div&gt;</text:p>
      <text:p text:style-name="Quelltext">&lt;script&gt;</text:p>
      <text:p text:style-name="Quelltext">var mymap = L.map('mapid').setView([50.27264, 7.26469], 7);</text:p>
      <text:p text:style-name="Quelltext">L.tileLayer('http://{s}.tile.osm.org/{z}/{x}/{y}.png').addTo(mymap);</text:p>
      <text:p text:style-name="P197">var myMarker = L.marker([50.27264, 7.26469],</text:p>
      <text:p text:style-name="P197">{</text:p>
      <text:p text:style-name="P197">title:"Gering",</text:p>
      <text:p text:style-name="P197">alt:"Ein schönes kleines Dorf auf dem Maifeld in der Eifel",</text:p>
      <text:p text:style-name="P197">draggable:true</text:p>
      <text:p text:style-name="P197">}</text:p>
      <text:p text:style-name="P197">).addTo(mymap);</text:p>
      <text:p text:style-name="Quelltext">&lt;/script&gt;</text:p>
      <text:p text:style-name="Quelltext">&lt;/body&gt;</text:p>
      <text:p text:style-name="Quelltext">&lt;/html&gt; <text:span text:style-name="T63">987.html</text:span></text:p>
      <text:p text:style-name="Text_20_body"/>
      <text:p text:style-name="P81">todo was haben wir genau gemacht und was sind mindestanforderungen</text:p>
      <text:p text:style-name="P80">992.png</text:p>
      <text:p text:style-name="P83">Todo link zu ausfürhlicherem Markerbeispiel</text:p>
      <text:p text:style-name="P210">Sie müssen für einen Marker keine Variable <text:span text:style-name="T61">instanziieren</text:span>. <text:span text:style-name="T62">Sie können den Marker wie folgt zur Karte hinzufügen:<text:line-break/><text:line-break/></text:span><text:span text:style-name="T57">L.marker([50.27264, 7.26469], { title:"Gering", alt:"Ein schönes kleines Dorf auf dem Maifeld in der Eifel", draggable:true } ).addTo(mymap);<text:line-break/><text:line-break/></text:span><text:span text:style-name="T62">Falls aber später den Marker modifizieren möchten, benötigen Sie einen Namen um den Marker zu Identifizieren. </text:span></text:p>
      <text:p text:style-name="P82"><text:soft-page-break/>todo alle optionen beim markererstellen <text:span text:style-name="T66">http://leafletjs.com/reference-1.1.0.html#marker</text:span>.</text:p>
      <text:list xml:id="list8202613897066199918" text:style-name="L5">
        <text:list-item>
          <text:p text:style-name="P227">icon <text:span text:style-name="T65">(</text:span>Standardwert: *<text:span text:style-name="T65">)</text:span>:<text:line-break/><text:span text:style-name="T64">Mit dieser Option können Sie ein benutzerdefiniertes Icon für den Marker verweden. Weitere Informationen zur Anpassung des Icons finden Sie in der Dokumentation zum </text:span><text:bookmark-start text:name="__DdeLink__1039_736041745"/><text:a xlink:type="simple" xlink:href="http://leafletjs.com/reference-1.1.0.html#icon" text:style-name="Internet_20_link" text:visited-style-name="Visited_20_Internet_20_Link"><text:span text:style-name="T64">Icons-Objekts</text:span></text:a><text:bookmark-end text:name="__DdeLink__1039_736041745"/><text:span text:style-name="T64">. Wenn Sie kein eigenes Icon beim Marker angegeben, wird das </text:span><text:a xlink:type="simple" xlink:href="http://leafletjs.com/reference-1.1.0.html#icon-default" text:style-name="Internet_20_link" text:visited-style-name="Visited_20_Internet_20_Link"><text:span text:style-name="T64">Standardsymbol</text:span></text:a><text:span text:style-name="T64"> verwendet.</text:span></text:p>
        </text:list-item>
        <text:list-item>
          <text:p text:style-name="P228">D</text:p>
        </text:list-item>
      </text:list>
      <text:h text:style-name="P266" text:outline-level="3">Objekte mit mehr als einem Punkte</text:h>
      <text:h text:style-name="Heading_20_4" text:outline-level="4">Linien</text:h>
      <text:p text:style-name="P87">Todo erster vector layer</text:p>
      <text:p text:style-name="P85">Linien können Sie in Leaflet mit der Klasse <text:a xlink:type="simple" xlink:href="http://leafletjs.com/reference-1.1.0.html#polyline" text:style-name="Internet_20_link" text:visited-style-name="Visited_20_Internet_20_Link">Polyline</text:a> erstellen. <text:span text:style-name="T67">Die Klasse Polyline erweitert die abstrakte Klasse </text:span><text:a xlink:type="simple" xlink:href="http://leafletjs.com/reference-1.1.0.html#path" text:style-name="Internet_20_link" text:visited-style-name="Visited_20_Internet_20_Link"><text:span text:style-name="T67">Path</text:span></text:a><text:span text:style-name="T67">. Diese Klasse ermöglicht es Ihnen eine einfache Linie oder mehrere aneinandergereihte Liniensegmente zu erstellen.</text:span></text:p>
      <text:p text:style-name="P84">986.html</text:p>
      <text:p text:style-name="P84">991.png</text:p>
      <text:p text:style-name="P88">todo: Mindestanforderungen und was haben wir genau gemacht.</text:p>
      <text:h text:style-name="Heading_20_4" text:outline-level="4">Polygone</text:h>
      <text:p text:style-name="P89">Ein Polygone ist eine Linie, die geschlossen ist. Mit der Klasse <text:a xlink:type="simple" xlink:href="http://leafletjs.com/reference-1.1.0.html#polygon" text:style-name="Internet_20_link" text:visited-style-name="Visited_20_Internet_20_Link">Polygone</text:a> können Sie, wie der Name schon sagt, Polygon<text:span text:style-name="T70">e</text:span> auf Ihrer Karte zeichnen. Die Klasse erweiterte die Klasse Polyline. </text:p>
      <text:p text:style-name="Quotations">Beachten Sie, dass Punkte, die Sie beim Erstellen eines Polygons übergeben, keinen zusätzlichen letzten Punkt haben, der dem ersten entspricht – es ist besser, solche Punkte herauszufiltern. <text:span text:style-name="T69">Leaflet schließt Ihr Polygon automatisch.</text:span></text:p>
      <text:p text:style-name="P91">Todo Mindesanforderungen und was haben wir getan. <text:span text:style-name="T71">Und Optionen → vielleicht klassendiagramm</text:span></text:p>
      <text:p text:style-name="P92">990.png</text:p>
      <text:p text:style-name="P93">985.html</text:p>
      <text:p text:style-name="P91"/>
      <text:p text:style-name="Text_20_body"><text:soft-page-break/></text:p>
      <text:h text:style-name="P267" text:outline-level="3">Rechtecke und Kreise</text:h>
      <text:p text:style-name="P94">Kreise und Rechtecke könnten <text:span text:style-name="T72">man als </text:span><text:bookmark-start text:name="__DdeLink__1150_736041745"/><text:span text:style-name="T72">Polygon</text:span><text:bookmark-end text:name="__DdeLink__1150_736041745"/><text:span text:style-name="T72"> darstellen. Dies wäre aber beim Kreis sehr mühselig und auch für ein Rechteck gibt es einfacherer Verfahrensweisen. Leaflet bietet deshalb für diese beiden Formen spezielle Klassen an.</text:span></text:p>
      <text:p text:style-name="P95">Das Zeichnen von Rechtecken und Kreisen ist kein Hexenwerk. Der Vollständigkeit halber finden Sie aber in den nächsten beiden Kapiteln ein Beispiel für beide Formen.</text:p>
      <text:h text:style-name="Heading_20_4" text:outline-level="4">Rechtecke</text:h>
      <text:p text:style-name="P99">Todo Mindeseingaben, was haben wir gemacht</text:p>
      <text:p text:style-name="P96">984.html</text:p>
      <text:p text:style-name="P98">989.png</text:p>
      <text:h text:style-name="Heading_20_4" text:outline-level="4">Kreise</text:h>
      <text:p text:style-name="P99">Todo Mindesangaben was habe ich gemacht.</text:p>
      <text:p text:style-name="P96">983.html</text:p>
      <text:p text:style-name="P98">988.png kreis</text:p>
      <text:p text:style-name="P97">todo zeigen was beim zoomen passiert.</text:p>
      <text:p text:style-name="P100"/>
      <text:h text:style-name="Heading_20_2" text:outline-level="2">Mulit<text:span text:style-name="T74">P</text:span>olyline<text:span text:style-name="T74">s</text:span> <text:span text:style-name="T74">und </text:span>Multipoligones</text:h>
      <text:p text:style-name="P102">Im vorhergehenden Beispiel haben wir jedes Element auf einem separaten Layer abgebildet. Spätestens, wenn Sie selbst unterschiedliche Geodaten auf einer Karte darstellen möchten werden Sie sich wünschen, diese auf einem Layer gruppieren zu können. <text:span text:style-name="T73">Denn nur so können sie alle Elemente gleichzeitig ansprechen. Stellen Sie sich vor, Sie möchten auf Ihrer Website Touren für Aktivurlauber beschreiben. Diese Touren sind unterteilt in Wanderer, Bergsteiger, Gipfelstürmer und Freikletterer. Auf der Karte kann ein Kunde schon Angebote für eine bestimmte Region heraus suchen. Wenn Sie die Aktivtouren auf Layer gruppiert haben, können Sie es dem Kunden zusätzlich ermöglichen, nur die für Ihn relevanten Touren einzublenden. Todo link wo erklärt ist wie das geht.</text:span></text:p>
      <text:p text:style-name="P103">Todo <text:a xlink:type="simple" xlink:href="https://de.wikipedia.org/wiki/Layertechnik" text:style-name="Internet_20_link" text:visited-style-name="Visited_20_Internet_20_Link">https://de.wikipedia.org/wiki/Layertechnik</text:a> <text:span text:style-name="T75">http://www.duden.de/rechtschreibung/Layer</text:span></text:p>
      <text:p text:style-name="P101"><text:soft-page-break/></text:p>
      <text:p text:style-name="P104">Das Setzen von Klammern kann beim Arbeiten mit MultiPolygons und MultiPolylines sehr herausfordernd sein. </text:p>
      <text:list xml:id="list7846069843712565773" text:style-name="L6">
        <text:list-item>
          <text:p text:style-name="P229">Sie müssen zum einen das MultiPolyelement – MultiPolygon oder Multipolyline – mit einer Klammer versehen. </text:p>
        </text:list-item>
        <text:list-item>
          <text:p text:style-name="P229">Außerdem müssen Sie jedes Polyelement – Polyline oder Polygone – mit einer Klammer umgeben. </text:p>
        </text:list-item>
        <text:list-item>
          <text:p text:style-name="P229">Und zuletzt werden auch die Koordinaten noch eingeklammert. (todo immer richtig geschrieben)</text:p>
        </text:list-item>
      </text:list>
      <text:h text:style-name="Heading_20_3" text:outline-level="3">MultiPolylines</text:h>
      <text:p text:style-name="P111">Todo Hat sich seit o.7 geändert: https://stackoverflow.com/questions/45371611/creating-multipolyline-with-leaflet-js</text:p>
      <text:p text:style-name="P105">981.html</text:p>
      <text:p text:style-name="P106">987.png</text:p>
      <text:p text:style-name="P107"><text:span text:style-name="T77">todo </text:span>fitBounds<text:span text:style-name="T77">()</text:span></text:p>
      <text:p text:style-name="P108">todo mindesanforderung und was habe ich gemacht</text:p>
      <text:p text:style-name="P109">todo multipolylines hat sich in aktueller version geändert</text:p>
      <text:h text:style-name="Heading_20_3" text:outline-level="3">Multipolygones</text:h>
      <text:p text:style-name="P105">982.html</text:p>
      <text:p text:style-name="P106">986.png</text:p>
      <text:p text:style-name="P106">todo marker (merh als eins öffnen?)</text:p>
      <text:p text:style-name="P108">todo mindesanforderung und was habe ich gemacht</text:p>
      <text:h text:style-name="P260" text:outline-level="2">Daten <text:span text:style-name="T76">mit</text:span> Layer<text:span text:style-name="T76">n g</text:span>ruppiere<text:span text:style-name="T44">n</text:span></text:h>
      <text:p text:style-name="P112">Im vorherigen Kapitel haben Sie gesehen, dass Sie mehrere Polygone oder Polylines auf einem Layer positionieren können. Es wird aber sicher vorkommen, dass sie Elemente unterschiedlicher Typen auf einem Layer zusammen gruppieren möchten.</text:p>
      <text:p text:style-name="P118">Die Klasse Leaflet Klasse LayerGroup wird verwendet, um mehrere Layer oder Ebenen zu gruppieren und sie als eine zu behandeln. Wenn Sie eine LayerGroup der Karte hinzufügen, <text:span text:style-name="T80">werden alle zur Gruppe gehörenden Layer auf der Karte hinzugefügt </text:span>oder entfernt. </text:p>
      <text:h text:style-name="Heading_20_3" text:outline-level="3"><text:soft-page-break/>Layergruppen</text:h>
      <text:p text:style-name="P115">Todo <text:a xlink:type="simple" xlink:href="http://leafletjs.com/reference-1.1.0.html#layergroup" text:style-name="Internet_20_link" text:visited-style-name="Visited_20_Internet_20_Link">http://leafletjs.com/reference-1.1.0.html#layergroup</text:a></text:p>
      <text:p text:style-name="P116">todo mindesteanforderung, was habe ich gemacht. Ich kann später noch hinzufügen, <text:span text:style-name="T79">ich muss nur einmal add to map; remove</text:span></text:p>
      <text:p text:style-name="P113">Eine Layer …</text:p>
      <text:p text:style-name="P113"/>
      <text:h text:style-name="Heading_20_3" text:outline-level="3">Featuregruppen</text:h>
      <text:p text:style-name="P119">Die Klasse FeatureGroup erweitert die Klasse LayerGroup. Während die Klasse LayerGroup eher Methoden zum Gruppieren von Layern bereit stellt, geht es in der Featur<text:span text:style-name="T81">e</text:span>Group hauptsächlich um das Bearbeiten von Ereignissen <text:span text:style-name="T83">und Stylen</text:span>.</text:p>
      <text:p text:style-name="P119"/>
      <text:p text:style-name="P117">Todo <text:a xlink:type="simple" xlink:href="http://leafletjs.com/reference-1.1.0.html#featuregroup" text:style-name="Internet_20_link" text:visited-style-name="Visited_20_Internet_20_Link">http://leafletjs.com/reference-1.1.0.html#featuregroup</text:a></text:p>
      <text:p text:style-name="P117">todo mindestanforderung, <text:span text:style-name="T82">methoden überall aulisten?</text:span></text:p>
      <text:p text:style-name="P117">todo was habe ich gemacht, <text:span text:style-name="T84">popup nicht mehr bei Marker sondern bei Feature</text:span></text:p>
      <text:p text:style-name="P117">979.html</text:p>
      <text:h text:style-name="Heading_20_2" text:outline-level="2">Popups</text:h>
      <text:p text:style-name="P122">http://leafletjs.com/reference-1.1.0.html#popup</text:p>
      <text:p text:style-name="P120">978.html</text:p>
      <text:p text:style-name="P121">985.png</text:p>
      <text:p text:style-name="P121"/>
      <text:p text:style-name="P123">todo <text:a xlink:type="simple" xlink:href="https://stackoverflow.com/questions/45389015/how-to-show-many-popups-for-leaflet-markers" text:style-name="Internet_20_link" text:visited-style-name="Visited_20_Internet_20_Link">https://stackoverflow.com/questions/45389015/how-to-show-many-popups-for-leaflet-markers</text:a></text:p>
      <text:p text:style-name="P124">todo link zu später makrers</text:p>
      <text:h text:style-name="Heading_20_2" text:outline-level="2">Mobil</text:h>
      <text:p text:style-name="P125">Ein großer Vorteil von JavaScript ist es, das Landkarten in einem aktuellen Standardbrowser ohne externe Applikationen oder Plugins angezeigt werden können. Leaflet unterstützt eie Menge Geräte (todo link). <text:span text:style-name="T85">Jede Website, die eine Leaflet Karte anzeigt, kann geleich probrammiert werden. Es muss nichts besonders für ein Gerät beachtet. Es sei denn, Sie möchten auf einem Geräte etwas anders anzeigen.</text:span></text:p>
      <text:p text:style-name="P126"><text:soft-page-break/>Das Spannende bei mobilen Anwendungen ist sicherlich die Funktion locate() <text:a xlink:type="simple" xlink:href="http://leafletjs.com/reference-1.1.0.html#map-locate" text:style-name="Internet_20_link" text:visited-style-name="Visited_20_Internet_20_Link">http://leafletjs.com/reference-1.1.0.html#map-locate</text:a>. </text:p>
      <text:p text:style-name="P127">Diese Funktion versucht, den Benutzer mit der W3C Geolocation API zu lokalisieren. Die <text:a xlink:type="simple" xlink:href="https://www.w3.org/TR/geolocation-API/" text:style-name="Internet_20_link" text:visited-style-name="Visited_20_Internet_20_Link">W3C Geolocation API </text:a>ist eine einheitliche Webbrowser-Programmierschnittstelle zum Ermitteln des geografischen Standorts des zugehörigen Endgeräts.</text:p>
      <text:p text:style-name="P127">Todo https://www.w3.org/TR/geolocation-API/</text:p>
      <text:h text:style-name="P268" text:outline-level="3"><text:span text:style-name="T78">HTML und </text:span>CSS</text:h>
      <text:p text:style-name="P128">Sie wollen Ihre Leaflet Karte auch für mobile Geräte optimal konfigurieren? Als Erstes sollten Sie sicherstellen, dass die Karte passend angezeigt wird. <text:span text:style-name="T87">Sie möchten nicht, dass jemand der die Karte über ein Gerät mit einem kleinen Display aufruft, nur einen Teil der Karte sieht und er diese verschieben muss, um Randbereiche zu sehen. Ideal ist es, wenn die vollständige Karte im Display angezeigt wird.</text:span></text:p>
      <text:p text:style-name="P131">977.html</text:p>
      <text:p text:style-name="P131"/>
      <text:p text:style-name="P130">Todo was habe ich gemacht </text:p>
      <text:list xml:id="list1019459007696755142" text:style-name="L7">
        <text:list-item>
          <text:p text:style-name="P230"><text:span text:style-name="T86">Ich habe die Abstände, also </text:span><text:span text:style-name="T32">padding</text:span><text:span text:style-name="T87"> und </text:span><text:span text:style-name="T32">margin</text:span><text:span text:style-name="T87">, auf null gesetzt. So passt sich alles genau an die Seite an und es wird kein Platz mit Rändern verschwendet. </text:span></text:p>
        </text:list-item>
        <text:list-item>
          <text:p text:style-name="P231">Außerdem haben wir die Höhe auf 100% gesetzt, damit diese voll ausgenutzt wird. Den fixen Wert für die Höhe habe ich entfernt. So verschwindet auch die Bildlaufleiste am rechten Rand.</text:p>
        </text:list-item>
        <text:list-item>
          <text:p text:style-name="P233">Viewport. <text:span text:style-name="T88">Die Seite kann nicht verkleinert oder vergrößert werden – zoomen ist aber immer noch möglich!</text:span></text:p>
        </text:list-item>
      </text:list>
      <text:p text:style-name="P131">Todo Exkurs padding margin. Media query.</text:p>
      <text:p text:style-name="P129"><text:s/></text:p>
      <text:h text:style-name="P261" text:outline-level="2">JavaScript</text:h>
      <text:p text:style-name="P132">Die Karte wird nun passend auf der Website angezeigt. Soweit so gut! Wir können die Karte aber noch benutzerfreundlicher machen. Jemand der mit einem mobilen Gerät im Internet unterwegs ist, nutzt sein Gerät in der Regel an verschiedenen Standorten. Und meistens ist es so, dass das was in der Nähe ist einen am meisten interessiert. Ideal wäre es also, wenn die Karte sich sofort so öffnet, dass der aktuelle Standort in der Mitte der Karte dargestellt <text:soft-page-break/>wird. Und hier müssen Sie das Rad natürlich nicht selbst neu erfinden – Leaflet bietet Ihnen Funktionen die Sie nutzen können.</text:p>
      <text:p text:style-name="P138">Todo maxzoom1 = ganze welt</text:p>
      <text:p text:style-name="P133">Todo Auch 977.html</text:p>
      <text:p text:style-name="P133">todo <text:a xlink:type="simple" xlink:href="http://leafletjs.com/reference-1.1.0.html#locate-options" text:style-name="Internet_20_link" text:visited-style-name="Visited_20_Internet_20_Link">http://leafletjs.com/reference-1.1.0.html#locate-options</text:a> watch() →<text:span text:style-name="T89"> überleitung …</text:span></text:p>
      <text:p text:style-name="P134">todo <text:a xlink:type="simple" xlink:href="http://leafletjs.com/examples/mobile/" text:style-name="Internet_20_link" text:visited-style-name="Visited_20_Internet_20_Link">http://leafletjs.com/examples/mobile/</text:a></text:p>
      <text:p text:style-name="P135">todo <text:a xlink:type="simple" xlink:href="https://www.mozilla.org/de/firefox/geolocation/" text:style-name="Internet_20_link" text:visited-style-name="Visited_20_Internet_20_Link">https://www.mozilla.org/de/firefox/geolocation/</text:a></text:p>
      <text:p text:style-name="P136">984.png</text:p>
      <text:p text:style-name="P137">984a.png</text:p>
      <text:p text:style-name="P137">984b.png</text:p>
      <text:p text:style-name="P139">Exkurs Variabel e Werte abfragen: 984c →<text:span text:style-name="T90"> aber auch in Dokumentation: http://leafletjs.com/reference-1.1.0.html#locationevent</text:span></text:p>
      <text:h text:style-name="Heading_20_2" text:outline-level="2">Events</text:h>
      <text:p text:style-name="P141">Bisher haben wir nur mit statischen Daten gearbeitet. (todo habe ich schon beispiel gebracht mit dem marker dynamisch erstellt werden?) In der Welt passiert aber ganz schön viel und Sie möchten mit Ihrer Karte sicherlich auf das ein oder andere Ereignis reagieren. Zum Beispiel <text:span text:style-name="T92">möchten Sie vielleicht eine Pop-up Text ändern, wenn der Marker zum Pop-up bewegt wird.</text:span></text:p>
      <text:p text:style-name="P142">Leaflet bietet <text:span text:style-name="T91">Ihnen </text:span>34? Ereignisse, die die sie nutzen können. <text:span text:style-name="T91">(Todo ereignisse auflisten)</text:span></text:p>
      <text:p text:style-name="P142">---</text:p>
      <text:list xml:id="list1071767860826675460" text:style-name="L8">
        <text:list-item>
          <text:p text:style-name="P235">Layer events</text:p>
          <text:list>
            <text:list-item>
              <text:p text:style-name="P235">baselayerchange <text:tab/>LayersControlEvent <text:tab/>Fired when the base layer is changed through the layer control.</text:p>
            </text:list-item>
            <text:list-item>
              <text:p text:style-name="P236">overlayadd <text:tab/>LayersControlEvent <text:tab/>Fired when an overlay is selected through the layer control.</text:p>
            </text:list-item>
            <text:list-item>
              <text:p text:style-name="P236">overlayremove <text:tab/>LayersControlEvent <text:tab/>Fired when an overlay is deselected through the layer control.</text:p>
            </text:list-item>
            <text:list-item>
              <text:p text:style-name="P236">layeradd <text:tab/>LayerEvent <text:tab/>Fired when a new layer is added to the map.</text:p>
            </text:list-item>
            <text:list-item>
              <text:p text:style-name="P236"><text:soft-page-break/>layerremove <text:tab/>LayerEvent <text:tab/>Fired when some layer is removed from the map</text:p>
            </text:list-item>
          </text:list>
        </text:list-item>
        <text:list-item>
          <text:p text:style-name="P236">Map state change events</text:p>
          <text:list>
            <text:list-item>
              <text:p text:style-name="P236">zoomlevelschange <text:tab/>Event <text:tab/>Fired when the number of zoomlevels on the map is changed due to adding or removing a layer.</text:p>
            </text:list-item>
            <text:list-item>
              <text:p text:style-name="P236">resize <text:tab/>ResizeEvent <text:tab/>Fired when the map is resized.</text:p>
            </text:list-item>
            <text:list-item>
              <text:p text:style-name="P236">unload <text:tab/>Event <text:tab/>Fired when the map is destroyed with remove method.</text:p>
            </text:list-item>
            <text:list-item>
              <text:p text:style-name="P236">viewreset <text:tab/>Event <text:tab/>Fired when the map needs to redraw its content (this usually happens on map zoom or load). Very useful for creating custom overlays.</text:p>
            </text:list-item>
            <text:list-item>
              <text:p text:style-name="P236">load <text:tab/>Event <text:tab/>Fired when the map is initialized (when its center and zoom are set for the first time).</text:p>
            </text:list-item>
            <text:list-item>
              <text:p text:style-name="P236">zoomstart <text:tab/>Event <text:tab/>Fired when the map zoom is about to change (e.g. before zoom animation).</text:p>
            </text:list-item>
            <text:list-item>
              <text:p text:style-name="P236">movestart <text:tab/>Event <text:tab/>Fired when the view of the map starts changing (e.g. user starts dragging the map).</text:p>
            </text:list-item>
            <text:list-item>
              <text:p text:style-name="P236">zoom <text:tab/>Event <text:tab/>Fired repeatedly during any change in zoom level, including zoom and fly animations.</text:p>
            </text:list-item>
            <text:list-item>
              <text:p text:style-name="P236">move <text:tab/>Event <text:tab/>Fired repeatedly during any movement of the map, including pan and fly animations.</text:p>
            </text:list-item>
            <text:list-item>
              <text:p text:style-name="P236">zoomend <text:tab/>Event <text:tab/>Fired when the map has changed, after any animations.</text:p>
            </text:list-item>
            <text:list-item>
              <text:p text:style-name="P236">moveend <text:tab/>Event <text:tab/>Fired when the center of the map stops changing (e.g. user stopped dragging the map).</text:p>
            </text:list-item>
          </text:list>
        </text:list-item>
        <text:list-item>
          <text:p text:style-name="P236">Popup events</text:p>
          <text:list>
            <text:list-item>
              <text:p text:style-name="P236">popupopen <text:tab/>PopupEvent <text:tab/>Fired when a popup is opened in the map</text:p>
            </text:list-item>
            <text:list-item>
              <text:p text:style-name="P236">popupclose <text:tab/>PopupEvent <text:tab/>Fired when a popup in the map is closed</text:p>
            </text:list-item>
            <text:list-item>
              <text:p text:style-name="P236">autopanstart <text:tab/>Event <text:tab/>Fired when the map starts autopanning when opening a popup.</text:p>
            </text:list-item>
          </text:list>
        </text:list-item>
        <text:list-item>
          <text:p text:style-name="P236">Tooltip events</text:p>
          <text:list>
            <text:list-item>
              <text:p text:style-name="P236"><text:soft-page-break/>tooltipopen <text:tab/>TooltipEvent <text:tab/>Fired when a tooltip is opened in the map.</text:p>
            </text:list-item>
            <text:list-item>
              <text:p text:style-name="P236">tooltipclose <text:tab/>TooltipEvent <text:tab/>Fired when a tooltip in the map is closed.</text:p>
            </text:list-item>
          </text:list>
        </text:list-item>
        <text:list-item>
          <text:p text:style-name="P236">Location events</text:p>
          <text:list>
            <text:list-item>
              <text:p text:style-name="P236">locationerror <text:tab/>ErrorEvent <text:tab/>Fired when geolocation (using the locate method) failed.</text:p>
            </text:list-item>
            <text:list-item>
              <text:p text:style-name="P236">locationfound <text:tab/>LocationEvent <text:tab/>Fired when geolocation (using the locate method) went successfully.</text:p>
            </text:list-item>
          </text:list>
        </text:list-item>
        <text:list-item>
          <text:p text:style-name="P236">Interaction events</text:p>
          <text:list>
            <text:list-item>
              <text:p text:style-name="P236">click <text:tab/>MouseEvent <text:tab/>Fired when the user clicks (or taps) the map.</text:p>
            </text:list-item>
            <text:list-item>
              <text:p text:style-name="P236">dblclick <text:tab/>MouseEvent <text:tab/>Fired when the user double-clicks (or double-taps) the map.</text:p>
            </text:list-item>
            <text:list-item>
              <text:p text:style-name="P236">mousedown <text:tab/>MouseEvent <text:tab/>Fired when the user pushes the mouse button on the map.</text:p>
            </text:list-item>
            <text:list-item>
              <text:p text:style-name="P236">mouseup <text:tab/>MouseEvent <text:tab/>Fired when the user releases the mouse button on the map.</text:p>
            </text:list-item>
            <text:list-item>
              <text:p text:style-name="P236">mouseover <text:tab/>MouseEvent <text:tab/>Fired when the mouse enters the map.</text:p>
            </text:list-item>
            <text:list-item>
              <text:p text:style-name="P236">mouseout <text:tab/>MouseEvent <text:tab/>Fired when the mouse leaves the map.</text:p>
            </text:list-item>
            <text:list-item>
              <text:p text:style-name="P236">mousemove <text:tab/>MouseEvent <text:tab/>Fired while the mouse moves over the map.</text:p>
            </text:list-item>
            <text:list-item>
              <text:p text:style-name="P236">contextmenu <text:tab/>MouseEvent <text:tab/>Fired when the user pushes the right mouse button on the map, prevents default browser context menu from showing if there are listeners on this event. Also fired on mobile when the user holds a single touch for a second (also called long press).</text:p>
            </text:list-item>
            <text:list-item>
              <text:p text:style-name="P236">keypress <text:tab/>KeyboardEvent <text:tab/>Fired when the user presses a key from the keyboard while the map is focused.</text:p>
            </text:list-item>
            <text:list-item>
              <text:p text:style-name="P236">preclick <text:tab/>MouseEvent <text:tab/>Fired before mouse click on the map (sometimes useful when you want something to happen on click before any existing click handlers start running).</text:p>
            </text:list-item>
          </text:list>
        </text:list-item>
        <text:list-item>
          <text:p text:style-name="P236">Other Methods</text:p>
          <text:list>
            <text:list-item>
              <text:p text:style-name="P236"><text:soft-page-break/>zoomanim <text:tab/>ZoomAnimEvent <text:tab/>Fired on every frame of a zoom animation</text:p>
            </text:list-item>
          </text:list>
        </text:list-item>
      </text:list>
      <text:p text:style-name="P142">---</text:p>
      <text:p text:style-name="P143">Leaflet bietet die Methode on() um auf ein Ereignis zu reagieren. </text:p>
      <text:p text:style-name="P145">983.png</text:p>
      <text:p text:style-name="P140">976.html</text:p>
      <text:p text:style-name="P146">Todo einfaches Beispiel (dirket hierüber) erklären anonyme funktion.</text:p>
      <text:p text:style-name="P140"/>
      <text:p text:style-name="P147"><text:span text:style-name="T94">Todo </text:span>Ein anderes Beispiel <text:span text:style-name="T94">erklären link zu wie man e ausgibt.</text:span> <text:span text:style-name="T93">983a.png - </text:span>976a.html → Marker Event. </text:p>
      <text:p text:style-name="P149"><text:span text:style-name="T95">Todo Beispiel nach </text:span>closePopupOnClick: false <text:span text:style-name="T95">durchsuchen.</text:span></text:p>
      <text:p text:style-name="P144">Todo Vielleicht link zu spielplatz: http://playground-leaflet.rhcloud.com/fixo/edit?html,console,output</text:p>
      <text:h text:style-name="Heading_20_3" text:outline-level="3">Benutzerdefinierte Funktionen</text:h>
      <text:p text:style-name="P148">Die Ereignisse, die Leaflet Ihnen bietet, kennen Sie nun. Bisher haben Sie immer das Objekt e in den Funktionen übergeben. Mit JavaScript können Sie aber auch eigenen Variablen übergeben. Außerdem können Sie eigene Funktionen an beliebigen Stellen im Programmcode aufrufen.</text:p>
      <text:p text:style-name="P151"><text:span text:style-name="T96">Todo </text:span>autoClose:false <text:span text:style-name="T96">man kriegt die nicht mehr zu :) und </text:span>keepInView:true</text:p>
      <text:p text:style-name="P148">Probieren wir das doch sofort einmal aus. Wir erstellen einen Marker und verbinden diesen mit einem Pop-up.</text:p>
      <text:p text:style-name="P150">982.png 975.html <text:span text:style-name="T96">(</text:span></text:p>
      <text:p text:style-name="P150"/>
      <text:p text:style-name="P152">todo charset und sprach de überall im code</text:p>
      <text:p text:style-name="P152"/>
      <text:p text:style-name="P152"/>
      <text:p text:style-name="P153">Interaktives Beispiel</text:p>
      <text:p text:style-name="P153">974.html</text:p>
      <text:p text:style-name="P153">Todo <text:span text:style-name="T98">vielleicht heiß kalt beispiel machen und heiß kalt <text:s/>in id ausgegeben.</text:span></text:p>
      <text:p text:style-name="P211"><text:soft-page-break/>Die sessionStorage-Eigenschaft erlaubt den Zugriff auf ein nur während der aktuellen Sitzung verfügbares Storage-Objekt. sessionStorage ist mit einer Ausnahme identisch zu Window.localStorage: In localStorage gespeicherte Daten besitzen kein Verfallsdatum, während sie im sessionStorage mit Ablauf der Sitzung gelöscht werden. Eine Sitzung endet erst mit dem Schließen des Browsers, sie übersteht das Neuladen und Wiederherstellen einer Webseite. Das Öffnen einer Webseite in einem neuen Tab oder Browserfenster erzeugt jedoch eine neue Sitzung; ein Unterschied zur Funktionsweise von Session-Cookies. <text:span text:style-name="T97">https://developer.mozilla.org/de/docs/Web/API/Window/sessionStorage</text:span></text:p>
      <text:p text:style-name="P153"/>
      <text:p text:style-name="P110">Todo zusammenfassung?</text:p>
      <text:h text:style-name="Heading_20_1" text:outline-level="1">GeoJson</text:h>
      <text:p text:style-name="P154">Todo <text:a xlink:type="simple" xlink:href="https://github.com/johan/world.geo.json" text:style-name="Internet_20_link" text:visited-style-name="Visited_20_Internet_20_Link">https://github.com/johan/world.geo.json</text:a></text:p>
      <text:p text:style-name="P155">todo <text:a xlink:type="simple" xlink:href="https://github.com/blog/1528-there-s-a-map-for-that" text:style-name="Internet_20_link" text:visited-style-name="Visited_20_Internet_20_Link">https://github.com/blog/1528-there-s-a-map-for-that</text:a></text:p>
      <text:p text:style-name="P156">todo <text:a xlink:type="simple" xlink:href="http://leafletjs.com/examples/geojson/" text:style-name="Internet_20_link" text:visited-style-name="Visited_20_Internet_20_Link">http://leafletjs.com/examples/geojson/</text:a></text:p>
      <text:p text:style-name="P159">todo http://geojson.org/</text:p>
      <text:p text:style-name="P157">todo GeoJSON überall geleich geschrieben?</text:p>
      <text:h text:style-name="Heading_20_2" text:outline-level="2">GeoJson verstehen</text:h>
      <text:p text:style-name="P155">GeoJson ist ein</text:p>
      <text:p text:style-name="P160">Bevor es GeoJSON gab, gab es JSON (JavaScript Object Notation) <text:span text:style-name="T99">und bevor es JSON gab, gab es die erweiterbare Auszeichnungssprache XML (englisch Extensible Markup Language). Und immer wenn etwas Neues entsteht, gibt es einen Grund dafür. XML wurde 1998 veröffentlicht (https://www.w3.org/TR/1998/REC-xml-19980210), um Daten zwischen Maschinen austauschen zu können, ohne das Menschen nacharbeiten müssen. Dies wurde in Zeiten des Internets immer wichtiger. </text:span></text:p>
      <text:p text:style-name="P161">XML-Daten sind in vielen Fällen oft nicht der ideale Weg, um Daten zu strukturieren. Durch das Tag-System von XML werden oft kleine Datenbestände sehr aufgebläht und unübersichtlich. Zusätzlich ist das Ansprechen einzelner Knoten (XML-Nodes) in einer XML-Datei nicht immer leicht.</text:p>
      <text:p text:style-name="P161"/>
      <text:p text:style-name="P161"><text:soft-page-break/>Eine Alternative dazu bietet JSON, kurz für JavaScript Object Notation, einer Vorgehensweise, um Daten auf einfache Weise zu strukturieren. JSON ist sehr leicht zu erlernen, zu handhaben und hat sich inzwischen für viele weitere Programmiersprachen durchgesetzt.</text:p>
      <text:p text:style-name="P161"/>
      <text:p text:style-name="P161">Der große Vorteil von JSON im Vergleich zu XML liegt in der einfachen Handhabung. Da JSON selbst gültiges Javascript darstellt, kann es direkt ausgeführt und somit in ein Javascript-Objekt überführt werden. Der Zugriff auf die einzelnen Eigenschaften kann dann über normalen Attributzugriff geschehen. (todo umschreiben <text:a xlink:type="simple" xlink:href="http://www.webmasterpro.de/coding/article/json-als-xml-alternative.html" text:style-name="Internet_20_link" text:visited-style-name="Visited_20_Internet_20_Link">http://www.webmasterpro.de/coding/article/json-als-xml-alternative.html</text:a>)</text:p>
      <text:p text:style-name="P161"/>
      <text:p text:style-name="P162">JSON ist wie XML weil</text:p>
      <text:p text:style-name="P162"/>
      <text:p text:style-name="P162"><text:s text:c="5"/>Sowohl JSON als auch XML sind "selbstbeschreibend" (menschlich lesbar)</text:p>
      <text:p text:style-name="P162"><text:s text:c="5"/>Sowohl JSON als auch XML sind hierarchisch (Werte innerhalb von Werten)</text:p>
      <text:p text:style-name="P162"><text:s text:c="5"/>Sowohl JSON als auch XML können von vielen Programmiersprachen analysiert und genutzt werden</text:p>
      <text:p text:style-name="P162"><text:s text:c="5"/>Sowohl JSON als auch XML können mit einem XMLHttpRequest ausgetauscht werden</text:p>
      <text:p text:style-name="P162"/>
      <text:p text:style-name="P162">JSON ist im Gegensatz zu XML Weil</text:p>
      <text:p text:style-name="P162"/>
      <text:p text:style-name="P162"><text:s text:c="5"/>JSON verwendet kein End-Tag</text:p>
      <text:p text:style-name="P162"><text:s text:c="5"/>JSON ist kürzer</text:p>
      <text:p text:style-name="P162"><text:s text:c="5"/>JSON ist schneller zu lesen und zu schreiben</text:p>
      <text:p text:style-name="P162"><text:s text:c="5"/>JSON kann Arrays verwenden</text:p>
      <text:p text:style-name="P162"/>
      <text:p text:style-name="P162">Der größte Unterschied ist:</text:p>
      <text:p text:style-name="P162"/>
      <text:p text:style-name="P162"><text:s text:c="2"/>XML muss mit einem XML-Parser analysiert werden. JSON kann durch eine Standard-JavaScript-Funktion analysiert werden.</text:p>
      <text:p text:style-name="P162"/>
      <text:p text:style-name="P163"><text:soft-page-break/>Beispiel: </text:p>
      <text:p text:style-name="P163"/>
      <text:p text:style-name="P165">&lt;student&gt;</text:p>
      <text:p text:style-name="P216">&lt;matrikelnr&gt;12345&lt;/matrikelnr&gt;</text:p>
      <text:p text:style-name="P216">&lt;vorname&gt;<text:span text:style-name="T103">Peter</text:span>&lt;/vorname&gt;</text:p>
      <text:p text:style-name="P216">&lt;nachname&gt;<text:span text:style-name="T103">Pan</text:span>&lt;/nachname&gt;</text:p>
      <text:p text:style-name="P216">&lt;/student&gt;</text:p>
      <text:p text:style-name="P163"/>
      <text:p text:style-name="P163"/>
      <text:p text:style-name="P163"/>
      <text:p text:style-name="P163"/>
      <text:p text:style-name="P163">„<text:span text:style-name="T101">student“: {</text:span></text:p>
      <text:p text:style-name="P217">„<text:span text:style-name="T101">matrikelnr“: „12345“,</text:span></text:p>
      <text:p text:style-name="P217">„<text:span text:style-name="T101">vorname“: „</text:span><text:span text:style-name="T102">Peter</text:span><text:span text:style-name="T101">“,</text:span></text:p>
      <text:p text:style-name="P217">„<text:span text:style-name="T101">nachname“: „</text:span><text:span text:style-name="T102">Pan</text:span><text:span text:style-name="T101">“</text:span></text:p>
      <text:p text:style-name="P216">},</text:p>
      <text:p text:style-name="P163"/>
      <text:p text:style-name="P163"/>
      <text:p text:style-name="P164">GeoJSON ist nun ein JSON format, dass sich auf Geodaten spezialisiert hat. Es kann gut mit Punkten, Linien und Polygonen umgehen.</text:p>
      <text:p text:style-name="P158">GeoJSON ist zu einem sehr beliebten Datenformat unter vielen GIS-Technologien und -Diensten – <text:s/>es ist einfach, leicht, unkompliziert. <text:span text:style-name="T100">Hier erwähne ich es, weil </text:span>Leaflet (todo gucken ob leaflet überall gleich geschrieben.) sehr gut im Umgang <text:span text:style-name="T100">mit GeoJSON-Daten ist</text:span>. In diesem Kapitel erfahren Sie, wie Sie Layer mithilfe von GeoJSON-Daten erstellen können und mit <text:span text:style-name="T100">den Daten </text:span>diese<text:span text:style-name="T100">r</text:span> Layern interagieren können.</text:p>
      <text:p text:style-name="P158"/>
      <text:p text:style-name="P167">Todo <text:a xlink:type="simple" xlink:href="http://jsoneditoronline.org/" text:style-name="Internet_20_link" text:visited-style-name="Visited_20_Internet_20_Link">http://jsoneditoronline.org/</text:a></text:p>
      <text:h text:style-name="P262" text:outline-level="2"><text:soft-page-break/>GeoJson erkunden</text:h>
      <text:p text:style-name="P168">GeoJSON ist ein Format für die Kodierung einer Vielzahl von geografischen Datenstrukturen. Ein GeoJSON-Objekt kann eine Geometrie, eine Funktion oder eine Sammlung von Merkmalen darstellen. </text:p>
      <text:p text:style-name="P168">GeoJSON unterstützt die folgenden Geometriearten: </text:p>
      <text:list xml:id="list5773673134660565631" text:style-name="L9">
        <text:list-item>
          <text:p text:style-name="P237">Point, </text:p>
        </text:list-item>
        <text:list-item>
          <text:p text:style-name="P237">LineString, </text:p>
        </text:list-item>
        <text:list-item>
          <text:p text:style-name="P237">Polygon, </text:p>
        </text:list-item>
        <text:list-item>
          <text:p text:style-name="P237">MultiPoint, </text:p>
        </text:list-item>
        <text:list-item>
          <text:p text:style-name="P237">MultiLineString, </text:p>
        </text:list-item>
        <text:list-item>
          <text:p text:style-name="P237">MultiPolygon und </text:p>
        </text:list-item>
        <text:list-item>
          <text:p text:style-name="P237">GeometryCollection. </text:p>
        </text:list-item>
      </text:list>
      <text:p text:style-name="P238">Todo gucken ob ich überall diese Geometrien alle verwende</text:p>
      <text:p text:style-name="P238">Features in GeoJSON enthalten ein Geometrieobjekt, zusätzliche Eigenschaften und eine Feature-Sammlung stellt eine Liste von Features dar.</text:p>
      <text:p text:style-name="P166"><text:s/><text:span text:style-name="T104">todo</text:span> <text:a xlink:type="simple" xlink:href="http://geojsonlint.com/" text:style-name="Internet_20_link" text:visited-style-name="Visited_20_Internet_20_Link">http://geojsonlint.com/</text:a> </text:p>
      <text:h text:style-name="Heading_20_2" text:outline-level="2">GeoJson in Leaflet</text:h>
      <text:p text:style-name="P110">todo GeoJson immer gleich geschrieben?</text:p>
      <text:p text:style-name="P169">Leaflet supports all of the GeoJSON types above, but Features and FeatureCollections work best as they allow you to describe features with a set of properties. We can even use these properties to style our Leaflet vectors. Here's an example of a simple GeoJSON feature:</text:p>
      <text:p text:style-name="P169"/>
      <text:p text:style-name="P172">todo Ein GeoJSON-Objekt mit dem Typ "FeatureCollection" ist ein Feature-Collection-Objekt. Ein Objekt vom Typ "FeatureCollection" muss ein Mitglied mit dem Namen "Features" haben. Der Wert, der "Features" entspricht, ist ein Array. Jedes Element im Array ist ein Feature-Objekt wie oben definiert.</text:p>
      <text:p text:style-name="P172"/>
      <text:p text:style-name="P170"><text:span text:style-name="T106">H</text:span>ier ein ganz einfaches <text:span text:style-name="T106">Beispiel</text:span>: <text:span text:style-name="T105">Der einfachste Weg GeoJSON in Ihrer Karte zu nutzen, ist Verwendung als Variable direkt. Das nachfolgende Programmcodebeispiel enthält einen den Punkt, den wir (todo link) als Marker auf der Karte angezeigt haben. Sobald Sie diesen in GeoJSON formatierten </text:span><text:soft-page-break/><text:span text:style-name="T105">Punkt in einer Variablen gespeichert haben, können Sie diesen ganz einfach zur Karte hinzufügen. (todo TeilCodebeispiele auch in Text.)</text:span></text:p>
      <text:p text:style-name="P173">(todo GeoJSON immer gleich geschrieben?)</text:p>
      <text:p text:style-name="P170">todo Achtung lat und lon sind vertauscht!</text:p>
      <text:p text:style-name="P175">Was macht der Code. Das nachfolgende Beispiel erstellt eine geoJSONLAYER Varialbe. Diese Variabel ist eine Instanz der Klasse L.geoJSON(). Dieser kann ein Objekt vom Typ GeoJSON als Parameter übergeben <text:span text:style-name="T107">und zur Karte hinzugefügt </text:span>werden. <text:span text:style-name="T107">(todo verkettet hinzufügen oder allein erklären? Oder habe ich schon erklärt?). </text:span></text:p>
      <text:p text:style-name="P171">973.html</text:p>
      <text:p text:style-name="P239">Als Ergebnis sehen Sie eine Karte, auf der ein Marker abgebildet ist.</text:p>
      <text:p text:style-name="P176">981.png</text:p>
      <text:p text:style-name="P176">Der Marker enthält noch kein Pop-up. Todo link zu erklärung dazu.</text:p>
      <text:p text:style-name="P174">todo vielleicht ein kleines Beispiel mit allen geometrien.</text:p>
      <text:p text:style-name="P174"/>
      <text:h text:style-name="Heading_20_3" text:outline-level="3">Multiple Geometrien in Leaflet</text:h>
      <text:p text:style-name="P177">Das Beispiel im letzten Kapitel enthielt ausschließlich einen Punkt. Geodaten bestehen aber aus ganz unterschiedlichen Formen. Zu den unterstützten Geometrien zählen Punkte (beispielsweise Adressen und Point of Interest), Linien (beispielsweise Straßen und Flüsse), Polygone (beispielsweise Ländergrenzen und Landnutzungen) sowie mehrteilige Typen dieser Geometrien.</text:p>
      <text:p text:style-name="P178">972.html auch mit donut :) <text:span text:style-name="T108">auch auf Featurecollection und geometriecollection eingehen.</text:span></text:p>
      <text:h text:style-name="Heading_20_4" text:outline-level="4">Donuts</text:h>
      <text:h text:style-name="P270" text:outline-level="3">GeoJSON aus leaflet exportieren</text:h>
      <text:p text:style-name="P182">So, und nun machen wir genau das Gegenteil des letzten Kapitels. Eine jede der Geometrien, die wir uns im Kapitel angesehen haben, hat eine Methode mit dem Namen toGeoJson(). Und diese Methode tut genau das, was der Name schon vermuten lässt. Die Geometrie wird in ein GeoJSON Objekt umgewandelt. </text:p>
      <text:p text:style-name="P182">Das folgende Beispiel zeigt Ihnen, wie Sie einen Marker in eine GeoJSON Layer konvertieren können. Zunächst wird, genau wie wir es im ersten Kapitel (todo link?) gemacht haben ein Marker erstellt. </text:p>
      <text:p text:style-name="P182"><text:soft-page-break/>Todo Codeschnipsel einfügen.</text:p>
      <text:p text:style-name="P182">Danach wird die Methode toGeoJSON() des Markers aufgerufen und der Rückgabewert der Methode wird in der Variablen todo gespeichert. Bei der Variablen todo handelt es sich nun um ein GeoJSON Objekt.</text:p>
      <text:p text:style-name="P182">Zu guter Letzt fügen wir das GeoJSON Objekt todo zur Karte hinzu.</text:p>
      <text:p text:style-name="P180">971.html</text:p>
      <text:p text:style-name="P181"><text:span text:style-name="T109">todo </text:span>stringify <text:span text:style-name="T109">(</text:span><text:a xlink:type="simple" xlink:href="https://developer.mozilla.org/de/docs/Web/JavaScript/Reference/Global_Objects/JSON/stringify" text:style-name="Internet_20_link" text:visited-style-name="Visited_20_Internet_20_Link"><text:span text:style-name="T109">https://developer.mozilla.org/de/docs/Web/JavaScript/Reference/Global_Objects/JSON/stringify</text:span></text:a><text:span text:style-name="T109">)</text:span></text:p>
      <text:p text:style-name="P185">todo Ergebnis im Bild</text:p>
      <text:h text:style-name="P269" text:outline-level="3">Stylen</text:h>
      <text:p text:style-name="P179">Sie können neben den hier beschriebenen Optionen auf eine große Auswahl weitere Styles zugreifen. Die vollständige Liste finden Sie in der Dokumentation von Leaflet. <text:span text:style-name="T110">Sehen Sie sich dazu die Optionen zum Path-Objekt an: </text:span><text:a xlink:type="simple" xlink:href="http://leafletjs.com/reference-1.1.0.html#path" text:style-name="Internet_20_link" text:visited-style-name="Visited_20_Internet_20_Link"><text:span text:style-name="T110">http://leafletjs.com/reference-1.1.0.html#path</text:span></text:a><text:span text:style-name="T110">.</text:span></text:p>
      <text:p text:style-name="P183">Todo Optionen auflisten?</text:p>
      <text:h text:style-name="Heading_20_4" text:outline-level="4"><text:bookmark-start text:name="__DdeLink__1746_736041745"/>Ein einfaches Beispiel – <text:span text:style-name="T111">style:</text:span><text:bookmark-end text:name="__DdeLink__1746_736041745"/></text:h>
      <text:p text:style-name="P240">Der nachfolgende Programmcode zeigt Ihnen an einem Beispiel, wie Sie Styles zusammen mit GeoJSON Layern verwenden können.</text:p>
      <text:p text:style-name="P185">Todo was habe ich genau gemacht? </text:p>
      <text:p text:style-name="P184">970.html</text:p>
      <text:p text:style-name="P184"/>
      <text:p text:style-name="P185">todo Ergebnis im Bild</text:p>
      <text:p text:style-name="P185"/>
      <text:h text:style-name="P276" text:outline-level="4">Ein komple<text:span text:style-name="T112">xe</text:span>res Beispiel mit Ereignissen</text:h>
      <text:p text:style-name="P187">969.html</text:p>
      <text:p text:style-name="P187">todo marker ändert Farbe nicht.</text:p>
      <text:p text:style-name="P186"/>
      <text:h text:style-name="Heading_20_3" text:outline-level="3"><text:soft-page-break/>Iterieren</text:h>
      <text:p text:style-name="P188">Interessant wird es, wenn man mit vielen Daten arbeitet. Und, beim Arbeiten mit vielen Daten werden Sie die Möglichkeit, alle Features mit einem Schlag zu bearbeiten, zu schätzen lernen.</text:p>
      <text:h text:style-name="P278" text:outline-level="4">OneEachfeature</text:h>
      <text:p text:style-name="P192">Eine Funktion, die einmal für jede erstellte Funktion aufgerufen wird, nachdem sie erstellt und gestylt wurde. Nützlich zum Anhängen von Ereignissen und Popups an Features. Die Voreinstellung ist, mit den neu erstellten Ebenen nichts zu tun:</text:p>
      <text:p text:style-name="P189">968.html</text:p>
      <text:p text:style-name="P190">todo: <text:a xlink:type="simple" xlink:href="http://leafletjs.com/reference-1.1.0.html#geojson-oneachfeature" text:style-name="Internet_20_link" text:visited-style-name="Visited_20_Internet_20_Link"><text:span text:style-name="T113">http://leafletjs.com/reference-1.1.0.html#geojson-oneachfeature</text:span></text:a></text:p>
      <text:p text:style-name="P190"/>
      <text:p text:style-name="P189"/>
      <text:h text:style-name="P277" text:outline-level="4">Punkt zu Ebene</text:h>
      <text:p text:style-name="P191">Eine Funktion, die festlegt, wie GeoJSON <text:span text:style-name="T114">neue Ebenen</text:span> schichte<text:span text:style-name="T114">t</text:span>. Diese Funktion wird automatisch intern aufgerufen, wenn Daten hinzugefügt werden. Übergeben werden die Variablen GeoJSON Punkt-Funktion und seine LatLng. Die Voreinstellung ist, einen Standard-Marker zu erzeugen:</text:p>
      <text:p text:style-name="P189">96<text:span text:style-name="T113">7</text:span>.html</text:p>
      <text:p text:style-name="P189">todo: <text:a xlink:type="simple" xlink:href="http://leafletjs.com/reference-1.1.0.html#geojson-pointtolayer" text:style-name="Internet_20_link" text:visited-style-name="Visited_20_Internet_20_Link">http://leafletjs.com/reference-1.1.0.html#geojson-pointtolayer</text:a></text:p>
      <text:p text:style-name="P189"/>
      <text:h text:style-name="Heading_20_4" text:outline-level="4">Filter</text:h>
      <text:p text:style-name="P242">966.html</text:p>
      <text:p text:style-name="P242"/>
      <text:p text:style-name="P242">todo vielleicht noch tipp gpsies https://www.gpsies.com/map.do?fileId=rvvclfejgrlqfrom</text:p>
      <text:h text:style-name="Heading_20_1" text:outline-level="1">Heatmaps und Choroplethenkarte<text:span text:style-name="T119">n</text:span></text:h>
      <text:p text:style-name="P246">In den ersten beiden Kapiteln haben wir uns angesehen, wie Sie Elemente entweder direkt oder als GeoJSON formatierte Daten zu Ihrer Karte hinzugefügt können. Jetzt geht es darum, dieses Wissen in die Tat umzusetzen. In diesem Kapitel werden wir nicht nur einfach auf der Karte malen. Wir werden mit der Karte Informationen weitergeben. Und geben Sie zu, <text:soft-page-break/>insbesondere statistische Daten können auf Karten viel besser veranschaulicht werden als in einer trockenen Tabelle und nebenbei macht es sogar Spaß die Karten zu erkunden.</text:p>
      <text:p text:style-name="P247">Zwei Typen von Karten – nämlich Heatmaps und Choroplethenkarten – sehen wir uns nun näher an. <text:span text:style-name="T120">Beginnen wir mit der Heatmap.</text:span></text:p>
      <text:h text:style-name="P263" text:outline-level="2">Heatmaps</text:h>
      <text:h text:style-name="Heading_20_3" text:outline-level="3">Was ist eine Heatmap?</text:h>
      <text:p text:style-name="P241">todo <text:a xlink:type="simple" xlink:href="https://de.wikipedia.org/wiki/Heatmap" text:style-name="Internet_20_link" text:visited-style-name="Visited_20_Internet_20_Link"><text:span text:style-name="T117">https://de.wikipedia.org/wiki/Heatmap</text:span></text:a><text:span text:style-name="T117"> </text:span></text:p>
      <text:p text:style-name="P241"><text:span text:style-name="T121">Heatmaps kennen wir im Deutschen auch unter dem Namen </text:span>Wärmebild. <text:span text:style-name="T121">Eine Heatmap </text:span>ist <text:span text:style-name="T121">im Grunde genommen </text:span>ein Diagramm, <text:span text:style-name="T122">mit dem Daten v</text:span>isualisier<text:span text:style-name="T121">t werden. Meist liegt eine mathematische </text:span>Funktion <text:span text:style-name="T122">zugrunde. Diese Funktion bildet </text:span>eine zweidimensionale Definitionsmenge – <text:span text:style-name="T122">beispielsweise </text:span>Punkte <text:span text:style-name="T122">auf einer </text:span>Landkarte – <text:span text:style-name="T122">ab.</text:span> <text:span text:style-name="T122">Je nach Verteilung werden bestimmte Bereich </text:span>farblich <text:span text:style-name="T122">hervorgehoben</text:span>. Diese Visualisierung dient dazu, i<text:span text:style-name="T122">n </text:span>einer großen Datenmenge intuitiv und schnell einen Überblick zu <text:span text:style-name="T122">bekommen. In der grafischen Darstellung kristallisieren sind </text:span>besonders markante Werte <text:span text:style-name="T122">oft schnell heraus</text:span>.</text:p>
      <text:p text:style-name="P249">Heatmaps färben Bereich unterschiedlich, wenn die Intensität oder die Dichte des untersuchten Objektes unterschiedlich ist. </text:p>
      <text:p text:style-name="P249"><text:span text:style-name="T123">Todo Dichte und Intensität</text:span></text:p>
      <text:p text:style-name="P250">todo https://en.wikipedia.org/wiki/Multivariate_kernel_density_estimation</text:p>
      <text:p text:style-name="P248">Meist werden bei geringer Intensität oder geringer Dichte kalte Farben verwendet und bei einem hohen Aufkommen wird der Bereich mit warmen Farben eingefärbt. Dies erklärt auch den Namen Heatmap – der englische Begriff für Hitze ist <text:span text:style-name="T54">heat</text:span>. Diese Art der Hervorhebung ist nicht zwingend. </text:p>
      <text:p text:style-name="Quotations">Blau gilt als <text:a xlink:type="simple" xlink:href="https://de.wikipedia.org/wiki/Kalte_Farbe" text:style-name="Internet_20_link" text:visited-style-name="Visited_20_Internet_20_Link">kalte Farbe</text:a>, Rot, Orange und Gelb gelten als <text:a xlink:type="simple" xlink:href="https://de.wikipedia.org/wiki/Warme_Farbe" text:style-name="Internet_20_link" text:visited-style-name="Visited_20_Internet_20_Link">warme Farben</text:a>.</text:p>
      <text:h text:style-name="P272" text:outline-level="3">Heatmaps in Leaflet</text:h>
      <text:p text:style-name="P251">Todo <text:a xlink:type="simple" xlink:href="http://leafletjs.com/plugins.html#heatmaps" text:style-name="Internet_20_link" text:visited-style-name="Visited_20_Internet_20_Link">http://leafletjs.com/plugins.html#heatmaps</text:a></text:p>
      <text:p text:style-name="P251"/>
      <text:h text:style-name="Heading_20_4" text:outline-level="4"><text:soft-page-break/>Stile</text:h>
      <text:h text:style-name="Heading_20_4" text:outline-level="4">Methoden</text:h>
      <text:h text:style-name="Heading_20_4" text:outline-level="4">Marker</text:h>
      <text:h text:style-name="Heading_20_3" text:outline-level="3">Heatmaps mit Leaflet – hetmap.js</text:h>
      <text:h text:style-name="Heading_20_3" text:outline-level="3">Interaktive Heatmaps</text:h>
      <text:h text:style-name="Heading_20_3" text:outline-level="3">Anmimierte Heatmaps</text:h>
      <text:h text:style-name="P263" text:outline-level="2">Choroplethenkarte</text:h>
      <text:h text:style-name="P271" text:outline-level="3">Was ist eine Choroplethenkarte?</text:h>
      <text:p text:style-name="P243"><text:span text:style-name="T116">Todo </text:span><text:a xlink:type="simple" xlink:href="https://de.wikipedia.org/wiki/Choroplethenkarte" text:style-name="Internet_20_link" text:visited-style-name="Visited_20_Internet_20_Link"><text:span text:style-name="T116">https://de.wikipedia.org/wiki/Choroplethenkarte</text:span></text:a><text:span text:style-name="T116"> </text:span></text:p>
      <text:p text:style-name="P244"><text:span text:style-name="T116">Choroplethenkarten werden in Deutschland auch Flächenkartogramme oder Flächenwertstufenkarten genannt. Diese Karten haben ein bestimmtes Thema. Verschiedene Gebiete auf der Karte werden im Verhältnis zur Verteilungsdichte des thematischen Objektes unterschiedlich gezeichnet. Choroplethenkarten können beispielsweise optisch darstellen, wie die Bevölkerungsentwicklung in einem bestimmten Gebiet ist. Oder, man kann Gebiete mit hohen Mietpreisen stärker hervorheben, als Gebiete mit niedrigen Mietpreisen.</text:span></text:p>
      <text:h text:style-name="P273" text:outline-level="3">Choroplethenkarte<text:span text:style-name="T118">n in Leaflet</text:span></text:h>
      <text:h text:style-name="Heading_20_4" text:outline-level="4">GeoJson</text:h>
      <text:h text:style-name="Heading_20_4" text:outline-level="4">Farben</text:h>
      <text:h text:style-name="Heading_20_4" text:outline-level="4">Stile</text:h>
      <text:h text:style-name="P274" text:outline-level="3">Normalisierte Choroplethenkarten</text:h>
      <text:p text:style-name="P245">Todo überall anfang und schluss</text:p>
      <text:h text:style-name="Heading_20_1" text:outline-level="1"><text:soft-page-break/>Custom Markers</text:h>
      <text:h text:style-name="Heading_20_1" text:outline-level="1">ESRI</text:h>
      <text:h text:style-name="P254" text:outline-level="1">Leaflet und Joomla!</text:h>
      <text:p text:style-name="P86"/>
      <text:p text:style-name="P85">Todo </text:p>
      <text:p text:style-name="P85">Leaflet versucht nicht, jedem alles recht zu machen. Stattdessen konzentriert sich das JavaScript Framework darauf, die grundlegenden Dinge perfekt anzubei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monospace"/>
    <style:font-face style:name="FreeSans1" svg:font-family="FreeSans"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Standard"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3cm" loext:contextual-spacing="false" fo:text-indent="0cm" style:auto-text-indent="false"/>
      <style:text-properties style:font-name="Verdana" fo:font-family="Verdana" style:font-style-name="Standard" style:font-family-generic="swiss" style:font-pitch="variable" fo:font-size="15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1" fo:font-family="Verdana" style:font-style-name="Fett" style:font-family-generic="swiss" style:font-pitch="variable" fo:font-size="135%" fo:font-style="normal"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style-name="Standard" style:font-family-generic="swiss" style:font-pitch="variable" fo:font-size="120%" fo:font-weight="normal" style:font-size-asian="101%" style:font-weight-asian="bold" style:font-size-complex="101%" style:font-weight-complex="600"/>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499cm" fo:margin-right="0.499cm" fo:margin-top="0.499cm" fo:margin-bottom="0.499cm" loext:contextual-spacing="false" fo:text-indent="0cm" style:auto-text-indent="false" fo:padding="0.499cm" fo:border="0.06pt solid #b2b2b2" style:shadow="none"/>
      <style:text-properties style:font-name="Verdana" fo:font-family="Verdana" style:font-style-name="Standard" style:font-family-generic="swiss" style:font-pitch="variable" fo:font-size="11pt" fo:font-style="normal" fo:font-weight="normal"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Quelltext" style:family="paragraph" style:parent-style-name="Text_20_body" style:master-page-name="">
      <style:paragraph-properties fo:margin-top="0cm" fo:margin-bottom="0cm" loext:contextual-spacing="false" fo:line-height="150%" style:page-number="auto" fo:padding="0.049cm" fo:border-left="4.99pt solid #b2b2b2" fo:border-right="none" fo:border-top="none" fo:border-bottom="none" style:shadow="none"/>
      <style:text-properties style:font-name="Courier New" fo:font-family="'Courier New'" style:font-style-name="Standard" style:font-family-generic="modern" style:font-pitch="fixed" style:font-size-asian="10.5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1" fo:font-family="Verdana" style:font-style-name="Fett" style:font-family-generic="swiss" style:font-pitch="variable" fo:font-size="14pt" fo:font-style="normal" fo:font-weight="normal"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2"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18:16:09.778962062</meta:creation-date>
    <meta:generator>LibreOffice/5.1.6.2$Linux_X86_64 LibreOffice_project/10m0$Build-2</meta:generator>
    <dc:date>2017-08-01T11:20:41.557136639</dc:date>
    <meta:editing-duration>P4DT5H20M19S</meta:editing-duration>
    <meta:editing-cycles>367</meta:editing-cycles>
    <meta:document-statistic meta:table-count="1" meta:image-count="0" meta:object-count="0" meta:page-count="33" meta:paragraph-count="559" meta:word-count="5538" meta:character-count="41978" meta:non-whitespace-character-count="36844"/>
  </office:meta>
</office:document-meta>
</file>